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image/png" manifest:full-path="Pictures/icon-website.png"/>
  <manifest:file-entry manifest:media-type="image/png" manifest:full-path="Pictures/icon-telephone.png"/>
  <manifest:file-entry manifest:media-type="image/png" manifest:full-path="Pictures/icon-home.png"/>
  <manifest:file-entry manifest:media-type="image/png" manifest:full-path="Pictures/icon-work.png"/>
  <manifest:file-entry manifest:media-type="image/png" manifest:full-path="Pictures/icon-fax.png"/>
  <manifest:file-entry manifest:media-type="image/png" manifest:full-path="Pictures/icon-mobile.png"/>
  <manifest:file-entry manifest:media-type="image/png" manifest:full-path="Pictures/icon-location.png"/>
  <manifest:file-entry manifest:media-type="image/png" manifest:full-path="Pictures/icon-im.png"/>
  <manifest:file-entry manifest:media-type="image/png" manifest:full-path="Pictures/icon-envelope.png"/>
  <manifest:file-entry manifest:media-type="image/png" manifest:full-path="Pictures/no-photo.png"/>
  <manifest:file-entry manifest:media-type="image/png" manifest:full-path="Pictures/document-link.png"/>
  <manifest:file-entry manifest:media-type="image/png" manifest:full-path="Pictures/100002010000062000000021F9DDC83D.png"/>
  <manifest:file-entry manifest:media-type="image/png" manifest:full-path="Pictures/1000020100000206000000076EA64D53.png"/>
  <manifest:file-entry manifest:media-type="image/png" manifest:full-path="Pictures/100002010000017A0000006AEAC75F19.png"/>
  <manifest:file-entry manifest:media-type="image/png" manifest:full-path="Pictures/100002010000021300000095AD132CD4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uropassCVPersonalInformation" style:family="table">
      <style:table-properties style:width="18.3cm" fo:margin-top="0cm" fo:margin-bottom="0cm" table:align="left"/>
    </style:style>
    <style:style style:name="EuropassCVPersonalInformation.A" style:family="table-column">
      <style:table-column-properties style:column-width="4.999cm"/>
    </style:style>
    <style:style style:name="EuropassCVPersonalInformation.B" style:family="table-column">
      <style:table-column-properties style:column-width="13.301cm"/>
    </style:style>
    <style:style style:name="EuropassCVPersonalInformation.1" style:family="table-row">
      <style:table-row-properties style:min-row-height="0.6cm" style:keep-together="true" fo:keep-together="auto"/>
    </style:style>
    <style:style style:name="EuropassCVPersonalInformation.A1" style:family="table-cell">
      <style:table-cell-properties style:vertical-align="middle" fo:padding="0cm" fo:border="none"/>
    </style:style>
    <style:style style:name="EuropassCVPersonalInformation.2" style:family="table-row">
      <style:table-row-properties style:row-height="0.4cm" style:keep-together="true" fo:keep-together="auto"/>
    </style:style>
    <style:style style:name="EuropassCVPersonalInformation.A2" style:family="table-cell">
      <style:table-cell-properties fo:padding="0cm" fo:border="none"/>
    </style:style>
    <style:style style:name="EuropassCVPersonalInformation.B3" style:family="table-cell">
      <style:table-cell-properties style:vertical-align="" fo:background-color="transparent" fo:padding="0cm" fo:border="none">
        <style:background-image/>
      </style:table-cell-properties>
    </style:style>
    <style:style style:name="EuropassCVPersonalInformation.B6" style:family="table-cell">
      <style:table-cell-properties style:vertical-align="" fo:padding="0cm" fo:border="none"/>
    </style:style>
    <style:style style:name="EuropassCVPersonalInformation.8" style:family="table-row">
      <style:table-row-properties style:min-row-height="0.7cm" style:keep-together="true" fo:keep-together="auto"/>
    </style:style>
    <style:style style:name="EuropassCV_5f_OccupationalField" style:display-name="EuropassCV_OccupationalField" style:family="table">
      <style:table-properties style:width="18.3cm" fo:margin-top="0.3cm" fo:margin-bottom="0.3cm" table:align="left" fo:keep-with-next="auto"/>
    </style:style>
    <style:style style:name="EuropassCV_5f_OccupationalField.A" style:display-name="EuropassCV_OccupationalField.A" style:family="table-column">
      <style:table-column-properties style:column-width="4.999cm"/>
    </style:style>
    <style:style style:name="EuropassCV_5f_OccupationalField.B" style:display-name="EuropassCV_OccupationalField.B" style:family="table-column">
      <style:table-column-properties style:column-width="13.301cm"/>
    </style:style>
    <style:style style:name="EuropassCV_5f_OccupationalField.1" style:display-name="EuropassCV_OccupationalField.1" style:family="table-row">
      <style:table-row-properties style:min-row-height="0.6cm" style:keep-together="true" fo:keep-together="auto"/>
    </style:style>
    <style:style style:name="EuropassCV_5f_OccupationalField.A1" style:display-name="EuropassCV_OccupationalField.A1" style:family="table-cell">
      <style:table-cell-properties style:vertical-align="top" fo:background-color="transparent" fo:padding="0cm" fo:border="none">
        <style:background-image/>
      </style:table-cell-properties>
    </style:style>
    <style:style style:name="EuropassCV_5f_WorkExperienceTitle" style:display-name="EuropassCV_WorkExperienceTitle" style:family="table">
      <style:table-properties style:width="18.3cm" fo:margin-top="0cm" fo:margin-bottom="0cm" table:align="left" style:may-break-between-rows="false"/>
    </style:style>
    <style:style style:name="EuropassCV_5f_WorkExperienceTitle.A" style:display-name="EuropassCV_WorkExperienceTitle.A" style:family="table-column">
      <style:table-column-properties style:column-width="5.001cm"/>
    </style:style>
    <style:style style:name="EuropassCV_5f_WorkExperienceTitle.B" style:display-name="EuropassCV_WorkExperienceTitle.B" style:family="table-column">
      <style:table-column-properties style:column-width="13.3cm"/>
    </style:style>
    <style:style style:name="EuropassCV_5f_WorkExperienceTitle.1" style:display-name="EuropassCV_WorkExperienceTitle.1" style:family="table-row">
      <style:table-row-properties style:min-row-height="0.3cm"/>
    </style:style>
    <style:style style:name="EuropassCV_5f_WorkExperienceTitle.A1" style:display-name="EuropassCV_WorkExperienceTitle.A1" style:family="table-cell">
      <style:table-cell-properties fo:padding="0cm" fo:border="none"/>
    </style:style>
    <style:style style:name="EuropassCV_5f_WorkExperienceTitle.B1" style:display-name="EuropassCV_WorkExperienceTitle.B1" style:family="table-cell">
      <style:table-cell-properties style:vertical-align="bottom" fo:padding="0cm" fo:border="none"/>
    </style:style>
    <style:style style:name="EuropassCV_5f_WorkExperience_5f_1" style:display-name="EuropassCV_WorkExperience_1" style:family="table">
      <style:table-properties style:width="18.3cm" fo:margin-left="0cm" fo:margin-top="0.011cm" fo:margin-bottom="0.3cm" table:align="left"/>
    </style:style>
    <style:style style:name="EuropassCV_5f_WorkExperience_5f_1.A" style:display-name="EuropassCV_WorkExperience_1.A" style:family="table-column">
      <style:table-column-properties style:column-width="4.999cm"/>
    </style:style>
    <style:style style:name="EuropassCV_5f_WorkExperience_5f_1.B" style:display-name="EuropassCV_WorkExperience_1.B" style:family="table-column">
      <style:table-column-properties style:column-width="13.301cm"/>
    </style:style>
    <style:style style:name="EuropassCV_5f_WorkExperience_5f_1.1" style:display-name="EuropassCV_WorkExperience_1.1" style:family="table-row">
      <style:table-row-properties style:keep-together="true" fo:keep-together="auto"/>
    </style:style>
    <style:style style:name="EuropassCV_5f_WorkExperience_5f_1.A1" style:display-name="EuropassCV_WorkExperience_1.A1" style:family="table-cell">
      <style:table-cell-properties fo:background-color="transparent" fo:padding="0cm" fo:border="none">
        <style:background-image/>
      </style:table-cell-properties>
    </style:style>
    <style:style style:name="EuropassCV_5f_WorkExperience_5f_1.4" style:display-name="EuropassCV_WorkExperience_1.4" style:family="table-row">
      <style:table-row-properties style:min-row-height="0.6cm" style:keep-together="true" fo:keep-together="auto"/>
    </style:style>
    <style:style style:name="EuropassCV_5f_WorkExperience_5f_1.B4" style:display-name="EuropassCV_WorkExperience_1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" style:family="table">
      <style:table-properties style:width="18.3cm" fo:margin-top="0.011cm" fo:margin-bottom="0.3cm" table:align="left"/>
    </style:style>
    <style:style style:name="Table4.A" style:family="table-column">
      <style:table-column-properties style:column-width="5.001cm"/>
    </style:style>
    <style:style style:name="Table4.B" style:family="table-column">
      <style:table-column-properties style:column-width="13.3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="0cm" fo:border="none"/>
    </style:style>
    <style:style style:name="Table4.4" style:family="table-row">
      <style:table-row-properties style:min-row-height="0.6cm" style:keep-together="true" fo:keep-together="auto"/>
    </style:style>
    <style:style style:name="Table4.B4" style:family="table-cell">
      <style:table-cell-properties style:vertical-align="bottom" fo:padding="0cm" fo:border="none"/>
    </style:style>
    <style:style style:name="EuropassCV_5f_Education_26_TrainingTitle" style:display-name="EuropassCV_Education&amp;TrainingTitle" style:family="table">
      <style:table-properties style:width="18.3cm" fo:margin-top="0cm" fo:margin-bottom="0cm" fo:break-before="auto" fo:break-after="auto" table:align="right" fo:background-color="transparent" fo:keep-with-next="auto" style:may-break-between-rows="false" style:writing-mode="page">
        <style:background-image/>
      </style:table-properties>
    </style:style>
    <style:style style:name="EuropassCV_5f_Education_26_TrainingTitle.A" style:display-name="EuropassCV_Education&amp;TrainingTitle.A" style:family="table-column">
      <style:table-column-properties style:column-width="5.001cm"/>
    </style:style>
    <style:style style:name="EuropassCV_5f_Education_26_TrainingTitle.B" style:display-name="EuropassCV_Education&amp;TrainingTitle.B" style:family="table-column">
      <style:table-column-properties style:column-width="13.3cm"/>
    </style:style>
    <style:style style:name="EuropassCV_5f_Education_26_TrainingTitle.1" style:display-name="EuropassCV_Education&amp;TrainingTitle.1" style:family="table-row">
      <style:table-row-properties style:min-row-height="0.3cm" fo:background-color="transparent" style:keep-together="true" fo:keep-together="auto">
        <style:background-image/>
      </style:table-row-properties>
    </style:style>
    <style:style style:name="EuropassCV_5f_Education_26_TrainingTitle.A1" style:display-name="EuropassCV_Education&amp;TrainingTitle.A1" style:family="table-cell">
      <style:table-cell-properties fo:padding="0cm" fo:border="none"/>
    </style:style>
    <style:style style:name="EuropassCV_5f_Education_26_TrainingTitle.B1" style:display-name="EuropassCV_Education&amp;TrainingTitle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EuropassCV_5f_Education_26_Training_5f_1" style:display-name="EuropassCV_Education&amp;Training_1" style:family="table">
      <style:table-properties style:width="18.302cm" fo:margin-top="0.011cm" fo:margin-bottom="0.3cm" table:align="margins"/>
    </style:style>
    <style:style style:name="EuropassCV_5f_Education_26_Training_5f_1.A" style:display-name="EuropassCV_Education&amp;Training_1.A" style:family="table-column">
      <style:table-column-properties style:column-width="5.001cm" style:rel-column-width="17905*"/>
    </style:style>
    <style:style style:name="EuropassCV_5f_Education_26_Training_5f_1.B" style:display-name="EuropassCV_Education&amp;Training_1.B" style:family="table-column">
      <style:table-column-properties style:column-width="11.001cm" style:rel-column-width="39393*"/>
    </style:style>
    <style:style style:name="EuropassCV_5f_Education_26_Training_5f_1.C" style:display-name="EuropassCV_Education&amp;Training_1.C" style:family="table-column">
      <style:table-column-properties style:column-width="2.3cm" style:rel-column-width="8237*"/>
    </style:style>
    <style:style style:name="EuropassCV_5f_Education_26_Training_5f_1.1" style:display-name="EuropassCV_Education&amp;Training_1.1" style:family="table-row">
      <style:table-row-properties style:keep-together="true" fo:keep-together="auto"/>
    </style:style>
    <style:style style:name="EuropassCV_5f_Education_26_Training_5f_1.A1" style:display-name="EuropassCV_Education&amp;Training_1.A1" style:family="table-cell">
      <style:table-cell-properties fo:padding="0cm" fo:border="none"/>
    </style:style>
    <style:style style:name="EuropassCV_5f_Education_26_Training_5f_1.4" style:display-name="EuropassCV_Education&amp;Training_1.4" style:family="table-row">
      <style:table-row-properties style:min-row-height="0.6cm" style:keep-together="true" fo:keep-together="auto"/>
    </style:style>
    <style:style style:name="EuropassCV_5f_Education_26_Training_5f_1.B4" style:display-name="EuropassCV_Education&amp;Training_1.B4" style:family="table-cell">
      <style:table-cell-properties style:vertical-align="bottom" fo:padding="0cm" fo:border="none"/>
    </style:style>
    <style:style style:name="Table5" style:family="table">
      <style:table-properties style:width="18.302cm" fo:margin-top="0.011cm" fo:margin-bottom="0.3cm" table:align="margins"/>
    </style:style>
    <style:style style:name="Table5.A" style:family="table-column">
      <style:table-column-properties style:column-width="5.001cm" style:rel-column-width="17905*"/>
    </style:style>
    <style:style style:name="Table5.B" style:family="table-column">
      <style:table-column-properties style:column-width="11.001cm" style:rel-column-width="39393*"/>
    </style:style>
    <style:style style:name="Table5.C" style:family="table-column">
      <style:table-column-properties style:column-width="2.3cm" style:rel-column-width="8237*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padding="0cm" fo:border="none"/>
    </style:style>
    <style:style style:name="Table5.4" style:family="table-row">
      <style:table-row-properties style:min-row-height="0.6cm" style:keep-together="true" fo:keep-together="auto"/>
    </style:style>
    <style:style style:name="Table5.B4" style:family="table-cell">
      <style:table-cell-properties style:vertical-align="bottom" fo:padding="0cm" fo:border="none"/>
    </style:style>
    <style:style style:name="EuropassCV_5f_PersonalSkillsTitle" style:display-name="EuropassCV_PersonalSkillsTitle" style:family="table">
      <style:table-properties style:width="18.3cm" fo:margin-top="0cm" fo:margin-bottom="0cm" table:align="left" style:may-break-between-rows="false"/>
    </style:style>
    <style:style style:name="EuropassCV_5f_PersonalSkillsTitle.A" style:display-name="EuropassCV_PersonalSkillsTitle.A" style:family="table-column">
      <style:table-column-properties style:column-width="5.001cm"/>
    </style:style>
    <style:style style:name="EuropassCV_5f_PersonalSkillsTitle.B" style:display-name="EuropassCV_PersonalSkillsTitle.B" style:family="table-column">
      <style:table-column-properties style:column-width="13.3cm"/>
    </style:style>
    <style:style style:name="EuropassCV_5f_PersonalSkillsTitle.1" style:display-name="EuropassCV_PersonalSkillsTitle.1" style:family="table-row">
      <style:table-row-properties style:min-row-height="0.3cm"/>
    </style:style>
    <style:style style:name="EuropassCV_5f_PersonalSkillsTitle.A1" style:display-name="EuropassCV_PersonalSkillsTitle.A1" style:family="table-cell">
      <style:table-cell-properties fo:padding="0cm" fo:border="none"/>
    </style:style>
    <style:style style:name="EuropassCV_5f_PersonalSkillsTitle.B1" style:display-name="EuropassCV_PersonalSkillsTitle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" style:family="table">
      <style:table-properties style:width="18.302cm" fo:margin-top="0.011cm" fo:margin-bottom="0.3cm" table:align="margins" style:may-break-between-rows="true"/>
    </style:style>
    <style:style style:name="Table1.A" style:family="table-column">
      <style:table-column-properties style:column-width="5.001cm" style:rel-column-width="17905*"/>
    </style:style>
    <style:style style:name="Table1.B" style:family="table-column">
      <style:table-column-properties style:column-width="2.723cm" style:rel-column-width="9751*"/>
    </style:style>
    <style:style style:name="Table1.C" style:family="table-column">
      <style:table-column-properties style:column-width="2.642cm" style:rel-column-width="9461*"/>
    </style:style>
    <style:style style:name="Table1.D" style:family="table-column">
      <style:table-column-properties style:column-width="2.644cm" style:rel-column-width="9467*"/>
    </style:style>
    <style:style style:name="Table1.E" style:family="table-column">
      <style:table-column-properties style:column-width="2.646cm" style:rel-column-width="9474*"/>
    </style:style>
    <style:style style:name="Table1.F" style:family="table-column">
      <style:table-column-properties style:column-width="2.646cm" style:rel-column-width="9477*"/>
    </style:style>
    <style:style style:name="Table1.1" style:family="table-row">
      <style:table-row-properties style:min-row-height="0.45cm" style:keep-together="true" fo:keep-together="auto"/>
    </style:style>
    <style:style style:name="Table1.A1" style:family="table-cell">
      <style:table-cell-properties fo:padding="0cm" fo:border="none"/>
    </style:style>
    <style:style style:name="Table1.2" style:family="table-row">
      <style:table-row-properties style:min-row-height="0.6cm" style:keep-together="true" fo:keep-together="auto"/>
    </style:style>
    <style:style style:name="Table1.B3" style:family="table-cell">
      <style:table-cell-properties style:vertical-align="middle" fo:background-color="transparent" fo:padding="0cm" fo:border-left="none" fo:border-right="none" fo:border-top="0.035cm solid #c6c6c6" fo:border-bottom="0.035cm solid #c6c6c6">
        <style:background-image/>
      </style:table-cell-properties>
    </style:style>
    <style:style style:name="Table1.D3" style:family="table-cell">
      <style:table-cell-properties style:vertical-align="middle" fo:background-color="transparent" fo:padding="0cm" fo:border-left="0.035cm solid #c6c6c6" fo:border-right="none" fo:border-top="0.035cm solid #c6c6c6" fo:border-bottom="0.035cm solid #c6c6c6">
        <style:background-image/>
      </style:table-cell-properties>
    </style:style>
    <style:style style:name="Table1.B4" style:family="table-cell">
      <style:table-cell-properties style:vertical-align="middle" fo:background-color="transparent" fo:padding="0cm" fo:border-left="none" fo:border-right="none" fo:border-top="none" fo:border-bottom="0.035cm solid #c6c6c6">
        <style:background-image/>
      </style:table-cell-properties>
    </style:style>
    <style:style style:name="Table1.C4" style:family="table-cell">
      <style:table-cell-properties style:vertical-align="middle" fo:background-color="transparent" fo:padding="0cm" fo:border-left="0.035cm solid #c6c6c6" fo:border-right="none" fo:border-top="none" fo:border-bottom="0.035cm solid #c6c6c6">
        <style:background-image/>
      </style:table-cell-properties>
    </style:style>
    <style:style style:name="Table1.5" style:family="table-row">
      <style:table-row-properties style:min-row-height="0.499cm" style:keep-together="true" fo:keep-together="auto"/>
    </style:style>
    <style:style style:name="Table1.A5" style:family="table-cell">
      <style:table-cell-properties style:vertical-align="middle" fo:padding="0cm" fo:border="none"/>
    </style:style>
    <style:style style:name="Table1.B5" style:family="table-cell">
      <style:table-cell-properties style:vertical-align="middle" fo:padding="0cm" fo:border-left="none" fo:border-right="none" fo:border-top="none" fo:border-bottom="0.018cm solid #c6c6c6"/>
    </style:style>
    <style:style style:name="Table1.B6" style:family="table-cell">
      <style:table-cell-properties style:vertical-align="middle" fo:background-color="#ececec" fo:padding="0cm" fo:border-left="none" fo:border-right="none" fo:border-top="none" fo:border-bottom="0.035cm solid #c6c6c6">
        <style:background-image/>
      </style:table-cell-properties>
    </style:style>
    <style:style style:name="Table1.B7" style:family="table-cell">
      <style:table-cell-properties style:vertical-align="bottom" fo:padding="0cm" fo:border-left="none" fo:border-right="none" fo:border-top="none" fo:border-bottom="0.018cm solid #c6c6c6"/>
    </style:style>
    <style:style style:name="Table1.B10" style:family="table-cell">
      <style:table-cell-properties style:vertical-align="bottom" fo:padding="0cm" fo:border="none"/>
    </style:style>
    <style:style style:name="Table1.11" style:family="table-row">
      <style:table-row-properties style:min-row-height="0.7cm" style:keep-together="true" fo:keep-together="auto"/>
    </style:style>
    <style:style style:name="EuropassCV_5f_CommunicationSkills" style:display-name="EuropassCV_CommunicationSkills" style:family="table">
      <style:table-properties style:width="18.302cm" fo:margin-top="0.011cm" fo:margin-bottom="0.3cm" table:align="margins"/>
    </style:style>
    <style:style style:name="EuropassCV_5f_CommunicationSkills.A" style:display-name="EuropassCV_CommunicationSkills.A" style:family="table-column">
      <style:table-column-properties style:column-width="5.001cm" style:rel-column-width="17905*"/>
    </style:style>
    <style:style style:name="EuropassCV_5f_CommunicationSkills.B" style:display-name="EuropassCV_CommunicationSkills.B" style:family="table-column">
      <style:table-column-properties style:column-width="13.301cm" style:rel-column-width="47630*"/>
    </style:style>
    <style:style style:name="EuropassCV_5f_CommunicationSkills.1" style:display-name="EuropassCV_CommunicationSkills.1" style:family="table-row">
      <style:table-row-properties style:min-row-height="0.3cm" style:keep-together="true" fo:keep-together="auto"/>
    </style:style>
    <style:style style:name="EuropassCV_5f_CommunicationSkills.A1" style:display-name="EuropassCV_CommunicationSkills.A1" style:family="table-cell">
      <style:table-cell-properties fo:padding="0cm" fo:border="none"/>
    </style:style>
    <style:style style:name="EuropassCV_5f_CommunicationSkills.2" style:display-name="EuropassCV_CommunicationSkills.2" style:family="table-row">
      <style:table-row-properties style:min-row-height="0.6cm" style:keep-together="true" fo:keep-together="auto"/>
    </style:style>
    <style:style style:name="EuropassCV_5f_CommunicationSkills.B2" style:display-name="EuropassCV_CommunicationSkills.B2" style:family="table-cell">
      <style:table-cell-properties style:vertical-align="bottom" fo:padding="0cm" fo:border="none"/>
    </style:style>
    <style:style style:name="EuropassCV_5f_OrganisationalSkills" style:display-name="EuropassCV_OrganisationalSkills" style:family="table">
      <style:table-properties style:width="18.302cm" fo:margin-top="0.011cm" fo:margin-bottom="0.3cm" table:align="margins"/>
    </style:style>
    <style:style style:name="EuropassCV_5f_OrganisationalSkills.A" style:display-name="EuropassCV_OrganisationalSkills.A" style:family="table-column">
      <style:table-column-properties style:column-width="5.001cm" style:rel-column-width="17905*"/>
    </style:style>
    <style:style style:name="EuropassCV_5f_OrganisationalSkills.B" style:display-name="EuropassCV_OrganisationalSkills.B" style:family="table-column">
      <style:table-column-properties style:column-width="13.301cm" style:rel-column-width="47630*"/>
    </style:style>
    <style:style style:name="EuropassCV_5f_OrganisationalSkills.1" style:display-name="EuropassCV_OrganisationalSkills.1" style:family="table-row">
      <style:table-row-properties style:min-row-height="0.3cm" style:keep-together="true" fo:keep-together="auto"/>
    </style:style>
    <style:style style:name="EuropassCV_5f_OrganisationalSkills.A1" style:display-name="EuropassCV_OrganisationalSkills.A1" style:family="table-cell">
      <style:table-cell-properties fo:padding="0cm" fo:border="none"/>
    </style:style>
    <style:style style:name="EuropassCV_5f_OrganisationalSkills.2" style:display-name="EuropassCV_OrganisationalSkills.2" style:family="table-row">
      <style:table-row-properties style:min-row-height="0.6cm" style:keep-together="true" fo:keep-together="auto"/>
    </style:style>
    <style:style style:name="EuropassCV_5f_OrganisationalSkills.B2" style:display-name="EuropassCV_OrganisationalSkills.B2" style:family="table-cell">
      <style:table-cell-properties style:vertical-align="bottom" fo:padding="0cm" fo:border="none"/>
    </style:style>
    <style:style style:name="EuropassCV_5f_JobRelatedSkills" style:display-name="EuropassCV_JobRelatedSkills" style:family="table">
      <style:table-properties style:width="18.302cm" fo:margin-top="0.011cm" fo:margin-bottom="0.3cm" table:align="margins"/>
    </style:style>
    <style:style style:name="EuropassCV_5f_JobRelatedSkills.A" style:display-name="EuropassCV_JobRelatedSkills.A" style:family="table-column">
      <style:table-column-properties style:column-width="5.001cm" style:rel-column-width="17905*"/>
    </style:style>
    <style:style style:name="EuropassCV_5f_JobRelatedSkills.B" style:display-name="EuropassCV_JobRelatedSkills.B" style:family="table-column">
      <style:table-column-properties style:column-width="13.301cm" style:rel-column-width="47630*"/>
    </style:style>
    <style:style style:name="EuropassCV_5f_JobRelatedSkills.1" style:display-name="EuropassCV_JobRelatedSkills.1" style:family="table-row">
      <style:table-row-properties style:min-row-height="0.3cm" style:keep-together="true" fo:keep-together="auto"/>
    </style:style>
    <style:style style:name="EuropassCV_5f_JobRelatedSkills.A1" style:display-name="EuropassCV_JobRelatedSkills.A1" style:family="table-cell">
      <style:table-cell-properties fo:padding="0cm" fo:border="none"/>
    </style:style>
    <style:style style:name="EuropassCV_5f_JobRelatedSkills.2" style:display-name="EuropassCV_JobRelatedSkills.2" style:family="table-row">
      <style:table-row-properties style:min-row-height="0.6cm" style:keep-together="true" fo:keep-together="auto"/>
    </style:style>
    <style:style style:name="EuropassCV_5f_JobRelatedSkills.B2" style:display-name="EuropassCV_JobRelatedSkills.B2" style:family="table-cell">
      <style:table-cell-properties style:vertical-align="bottom" fo:padding="0cm" fo:border="none"/>
    </style:style>
    <style:style style:name="EuropassCV_5f_ComputerSkills" style:display-name="EuropassCV_ComputerSkills" style:family="table">
      <style:table-properties style:width="18.302cm" fo:margin-top="0.011cm" fo:margin-bottom="0.3cm" table:align="margins"/>
    </style:style>
    <style:style style:name="EuropassCV_5f_ComputerSkills.A" style:display-name="EuropassCV_ComputerSkills.A" style:family="table-column">
      <style:table-column-properties style:column-width="5.001cm" style:rel-column-width="17905*"/>
    </style:style>
    <style:style style:name="EuropassCV_5f_ComputerSkills.B" style:display-name="EuropassCV_ComputerSkills.B" style:family="table-column">
      <style:table-column-properties style:column-width="13.301cm" style:rel-column-width="47630*"/>
    </style:style>
    <style:style style:name="EuropassCV_5f_ComputerSkills.1" style:display-name="EuropassCV_ComputerSkills.1" style:family="table-row">
      <style:table-row-properties style:min-row-height="0.3cm" style:keep-together="true" fo:keep-together="auto"/>
    </style:style>
    <style:style style:name="EuropassCV_5f_ComputerSkills.A1" style:display-name="EuropassCV_ComputerSkills.A1" style:family="table-cell">
      <style:table-cell-properties fo:padding="0cm" fo:border="none"/>
    </style:style>
    <style:style style:name="EuropassCV_5f_ComputerSkills.2" style:display-name="EuropassCV_ComputerSkills.2" style:family="table-row">
      <style:table-row-properties style:min-row-height="0.6cm" style:keep-together="true" fo:keep-together="auto"/>
    </style:style>
    <style:style style:name="EuropassCV_5f_ComputerSkills.B2" style:display-name="EuropassCV_ComputerSkills.B2" style:family="table-cell">
      <style:table-cell-properties style:vertical-align="bottom" fo:padding="0cm" fo:border="none"/>
    </style:style>
    <style:style style:name="Table6" style:family="table">
      <style:table-properties style:width="18.302cm" fo:margin-top="0.011cm" fo:margin-bottom="0.3cm" table:align="margins"/>
    </style:style>
    <style:style style:name="Table6.A" style:family="table-column">
      <style:table-column-properties style:column-width="5.001cm" style:rel-column-width="17905*"/>
    </style:style>
    <style:style style:name="Table6.B" style:family="table-column">
      <style:table-column-properties style:column-width="13.301cm" style:rel-column-width="47630*"/>
    </style:style>
    <style:style style:name="Table6.1" style:family="table-row">
      <style:table-row-properties style:min-row-height="0.3cm" style:keep-together="true" fo:keep-together="auto"/>
    </style:style>
    <style:style style:name="Table6.A1" style:family="table-cell">
      <style:table-cell-properties fo:padding="0cm" fo:border="none"/>
    </style:style>
    <style:style style:name="Table6.2" style:family="table-row">
      <style:table-row-properties style:min-row-height="0.6cm" style:keep-together="true" fo:keep-together="auto"/>
    </style:style>
    <style:style style:name="Table6.B2" style:family="table-cell">
      <style:table-cell-properties style:vertical-align="bottom" fo:padding="0cm" fo:border="none"/>
    </style:style>
    <style:style style:name="EuropassCV_5f_DrivingLicence" style:display-name="EuropassCV_DrivingLicence" style:family="table">
      <style:table-properties style:width="18.302cm" fo:margin-top="0.011cm" fo:margin-bottom="0.3cm" table:align="margins"/>
    </style:style>
    <style:style style:name="EuropassCV_5f_DrivingLicence.A" style:display-name="EuropassCV_DrivingLicence.A" style:family="table-column">
      <style:table-column-properties style:column-width="5.001cm" style:rel-column-width="17905*"/>
    </style:style>
    <style:style style:name="EuropassCV_5f_DrivingLicence.B" style:display-name="EuropassCV_DrivingLicence.B" style:family="table-column">
      <style:table-column-properties style:column-width="13.301cm" style:rel-column-width="47630*"/>
    </style:style>
    <style:style style:name="EuropassCV_5f_DrivingLicence.1" style:display-name="EuropassCV_DrivingLicence.1" style:family="table-row">
      <style:table-row-properties style:min-row-height="0.3cm" style:keep-together="true" fo:keep-together="auto"/>
    </style:style>
    <style:style style:name="EuropassCV_5f_DrivingLicence.A1" style:display-name="EuropassCV_DrivingLicence.A1" style:family="table-cell">
      <style:table-cell-properties fo:padding="0cm" fo:border="none"/>
    </style:style>
    <style:style style:name="EuropassCV_5f_DrivingLicence.2" style:display-name="EuropassCV_DrivingLicence.2" style:family="table-row">
      <style:table-row-properties style:min-row-height="0.6cm" style:keep-together="true" fo:keep-together="auto"/>
    </style:style>
    <style:style style:name="EuropassCV_5f_DrivingLicence.B2" style:display-name="EuropassCV_DrivingLicence.B2" style:family="table-cell">
      <style:table-cell-properties style:vertical-align="bottom" fo:padding="0cm" fo:border="none"/>
    </style:style>
    <style:style style:name="EuropassCV_5f_AdditionalInformation" style:display-name="EuropassCV_AdditionalInformation" style:family="table">
      <style:table-properties style:width="18.3cm" fo:margin-top="0cm" fo:margin-bottom="0cm" table:align="right"/>
    </style:style>
    <style:style style:name="EuropassCV_5f_AdditionalInformation.A" style:display-name="EuropassCV_AdditionalInformation.A" style:family="table-column">
      <style:table-column-properties style:column-width="5.001cm"/>
    </style:style>
    <style:style style:name="EuropassCV_5f_AdditionalInformation.B" style:display-name="EuropassCV_AdditionalInformation.B" style:family="table-column">
      <style:table-column-properties style:column-width="13.3cm"/>
    </style:style>
    <style:style style:name="EuropassCV_5f_AdditionalInformation.1" style:display-name="EuropassCV_AdditionalInformation.1" style:family="table-row">
      <style:table-row-properties style:min-row-height="0.3cm" style:keep-together="true" fo:keep-together="auto"/>
    </style:style>
    <style:style style:name="EuropassCV_5f_AdditionalInformation.A1" style:display-name="EuropassCV_AdditionalInformation.A1" style:family="table-cell">
      <style:table-cell-properties style:vertical-align="" fo:padding="0cm" fo:border="none"/>
    </style:style>
    <style:style style:name="EuropassCV_5f_AdditionalInformation.B1" style:display-name="EuropassCV_AdditionalInformation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EuropassCV_5f_Publications" style:display-name="EuropassCV_Publications" style:family="table">
      <style:table-properties style:width="18.302cm" fo:margin-top="0.011cm" fo:margin-bottom="0.3cm" table:align="margins"/>
    </style:style>
    <style:style style:name="EuropassCV_5f_Publications.A" style:display-name="EuropassCV_Publications.A" style:family="table-column">
      <style:table-column-properties style:column-width="5.001cm" style:rel-column-width="17905*"/>
    </style:style>
    <style:style style:name="EuropassCV_5f_Publications.B" style:display-name="EuropassCV_Publications.B" style:family="table-column">
      <style:table-column-properties style:column-width="13.301cm" style:rel-column-width="47630*"/>
    </style:style>
    <style:style style:name="EuropassCV_5f_Publications.1" style:display-name="EuropassCV_Publications.1" style:family="table-row">
      <style:table-row-properties style:min-row-height="0.3cm" style:keep-together="true" fo:keep-together="auto"/>
    </style:style>
    <style:style style:name="EuropassCV_5f_Publications.A1" style:display-name="EuropassCV_Publications.A1" style:family="table-cell">
      <style:table-cell-properties fo:padding="0cm" fo:border="none"/>
    </style:style>
    <style:style style:name="EuropassCV_5f_Publications.2" style:display-name="EuropassCV_Publications.2" style:family="table-row">
      <style:table-row-properties style:min-row-height="0.6cm" style:keep-together="true" fo:keep-together="auto"/>
    </style:style>
    <style:style style:name="EuropassCV_5f_Publications.B2" style:display-name="EuropassCV_Publications.B2" style:family="table-cell">
      <style:table-cell-properties style:vertical-align="bottom" fo:padding="0cm" fo:border="none"/>
    </style:style>
    <style:style style:name="EuropassCV_5f_Projects" style:display-name="EuropassCV_Projects" style:family="table">
      <style:table-properties style:width="18.302cm" fo:margin-top="0.011cm" fo:margin-bottom="0.3cm" table:align="margins"/>
    </style:style>
    <style:style style:name="EuropassCV_5f_Projects.A" style:display-name="EuropassCV_Projects.A" style:family="table-column">
      <style:table-column-properties style:column-width="5.001cm" style:rel-column-width="17905*"/>
    </style:style>
    <style:style style:name="EuropassCV_5f_Projects.B" style:display-name="EuropassCV_Projects.B" style:family="table-column">
      <style:table-column-properties style:column-width="13.301cm" style:rel-column-width="47630*"/>
    </style:style>
    <style:style style:name="EuropassCV_5f_Projects.1" style:display-name="EuropassCV_Projects.1" style:family="table-row">
      <style:table-row-properties style:min-row-height="0.3cm" style:keep-together="true" fo:keep-together="auto"/>
    </style:style>
    <style:style style:name="EuropassCV_5f_Projects.A1" style:display-name="EuropassCV_Projects.A1" style:family="table-cell">
      <style:table-cell-properties fo:padding="0cm" fo:border="none"/>
    </style:style>
    <style:style style:name="EuropassCV_5f_Projects.2" style:display-name="EuropassCV_Projects.2" style:family="table-row">
      <style:table-row-properties style:min-row-height="0.6cm" style:keep-together="true" fo:keep-together="auto"/>
    </style:style>
    <style:style style:name="EuropassCV_5f_Projects.B2" style:display-name="EuropassCV_Projects.B2" style:family="table-cell">
      <style:table-cell-properties style:vertical-align="bottom" fo:padding="0cm" fo:border="none"/>
    </style:style>
    <style:style style:name="Table2" style:family="table">
      <style:table-properties style:width="18.3cm" fo:margin-top="0cm" fo:margin-bottom="0cm" table:align="left"/>
    </style:style>
    <style:style style:name="Table2.A" style:family="table-column">
      <style:table-column-properties style:column-width="5.001cm"/>
    </style:style>
    <style:style style:name="Table2.B" style:family="table-column">
      <style:table-column-properties style:column-width="13.3cm"/>
    </style:style>
    <style:style style:name="Table2.1" style:family="table-row">
      <style:table-row-properties style:min-row-height="0.3cm" style:keep-together="true" fo:keep-together="auto"/>
    </style:style>
    <style:style style:name="Table2.A1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" style:family="table">
      <style:table-properties style:width="18.302cm" fo:margin-top="0.011cm" fo:margin-bottom="0.3cm" table:align="margins"/>
    </style:style>
    <style:style style:name="Table3.A" style:family="table-column">
      <style:table-column-properties style:column-width="5.001cm" style:rel-column-width="17905*"/>
    </style:style>
    <style:style style:name="Table3.B" style:family="table-column">
      <style:table-column-properties style:column-width="13.301cm" style:rel-column-width="47630*"/>
    </style:style>
    <style:style style:name="Table3.1" style:family="table-row">
      <style:table-row-properties style:min-row-height="0.3cm" style:keep-together="true" fo:keep-together="auto"/>
    </style:style>
    <style:style style:name="Table3.A1" style:family="table-cell">
      <style:table-cell-properties fo:padding="0cm" fo:border="none"/>
    </style:style>
    <style:style style:name="P1" style:family="paragraph" style:parent-style-name="_5f_ECV_5f_1stPage">
      <style:paragraph-properties fo:margin-top="0.58cm" fo:margin-bottom="0cm"/>
    </style:style>
    <style:style style:name="P2" style:family="paragraph" style:parent-style-name="Footer">
      <style:paragraph-properties fo:text-align="start" style:justify-single-word="false" style:text-autospace="none">
        <style:tab-stops>
          <style:tab-stop style:position="5.001cm"/>
          <style:tab-stop style:position="18.3cm" style:type="right"/>
        </style:tab-stops>
      </style:paragraph-properties>
      <style:text-properties fo:color="#26b4ea" style:font-name="ArialMT" fo:font-size="7pt" style:font-name-asian="ArialMT" style:font-size-asian="7pt" style:font-name-complex="ArialMT" style:font-size-complex="7pt"/>
    </style:style>
    <style:style style:name="P3" style:family="paragraph" style:parent-style-name="_5f_ESP_5f_1stPage">
      <style:paragraph-properties fo:margin-top="0.27cm" fo:margin-bottom="0.4cm"/>
    </style:style>
    <style:style style:name="P4" style:family="paragraph" style:parent-style-name="_5f_ECV_5f_ContactDetails">
      <style:paragraph-properties fo:margin-left="0cm" fo:margin-right="0cm" fo:margin-top="0cm" fo:margin-bottom="0cm" fo:text-indent="0cm" style:auto-text-indent="false">
        <style:tab-stops>
          <style:tab-stop style:position="14.496cm" style:type="right"/>
        </style:tab-stops>
      </style:paragraph-properties>
      <style:text-properties style:font-name="Arial" fo:letter-spacing="-0.011cm" fo:background-color="transparent" style:font-size-asian="9pt" style:font-size-complex="9pt"/>
    </style:style>
    <style:style style:name="P5" style:family="paragraph" style:parent-style-name="_5f_ECV_5f_RelatedDocumentRow">
      <style:paragraph-properties fo:text-align="end" style:justify-single-word="false"/>
      <style:text-properties fo:color="#1593cb" fo:font-size="9pt" style:font-size-asian="9pt" style:font-size-complex="9pt"/>
    </style:style>
    <style:style style:name="P6" style:family="paragraph" style:parent-style-name="_5f_ECV_5f_RelatedDocumentRow">
      <style:paragraph-properties fo:margin-top="0cm" fo:margin-bottom="0cm" fo:text-align="end" style:justify-single-word="false" style:shadow="none"/>
      <style:text-properties fo:color="#1593cb" style:font-name="Arial1" fo:font-size="9pt" fo:letter-spacing="-0.011cm" style:font-size-asian="9pt" style:font-size-complex="9pt"/>
    </style:style>
    <style:style style:name="P7" style:family="paragraph" style:parent-style-name="_5f_ESP_5f_Heading">
      <style:paragraph-properties fo:margin-left="0cm" fo:margin-right="0.3cm" fo:margin-top="0cm" fo:margin-bottom="0.499cm" fo:text-indent="0cm" style:auto-text-indent="false"/>
    </style:style>
    <style:style style:name="P8" style:family="paragraph" style:parent-style-name="_5f_ECV_5f_LeftHeading">
      <style:text-properties fo:font-variant="normal" fo:text-transform="none"/>
    </style:style>
    <style:style style:name="P9" style:family="paragraph" style:parent-style-name="_5f_ECV_5f_LanguageHeading">
      <style:text-properties fo:font-variant="normal" fo:text-transform="none"/>
    </style:style>
    <style:style style:name="P10" style:family="paragraph" style:parent-style-name="_5f_ECV_5f_LanguageLevel">
      <style:text-properties fo:font-variant="normal" fo:text-transform="none"/>
    </style:style>
    <style:style style:name="P11" style:family="paragraph" style:parent-style-name="_5f_ECV_5f_PersonalInfoHeading">
      <style:text-properties fo:font-variant="normal" fo:text-transform="none"/>
    </style:style>
    <style:style style:name="P12" style:family="paragraph" style:parent-style-name="_5f_ECV_5f_OccupationalFieldHeading">
      <style:text-properties fo:font-variant="small-caps" fo:text-transform="underline"/>
    </style:style>
    <style:style style:name="P13" style:family="paragraph" style:parent-style-name="_5f_ECV_5f_SectionBullet" style:list-style-name="_5f_ECV_5f_CV_5f_Bullets"/>
    <style:style style:name="P14" style:family="paragraph" style:parent-style-name="_5f_ESP_5f_Heading" style:master-page-name="_5f_ESP_5f_1stPage">
      <style:paragraph-properties fo:margin-left="0cm" fo:margin-right="0.3cm" fo:margin-top="0cm" fo:margin-bottom="0.6cm" fo:text-indent="0cm" style:auto-text-indent="false" style:page-number="auto"/>
    </style:style>
    <style:style style:name="T1" style:family="text">
      <style:text-properties fo:color="#1593cb"/>
    </style:style>
    <style:style style:name="T2" style:family="text">
      <style:text-properties fo:color="#1593cb" style:font-name="Arial"/>
    </style:style>
    <style:style style:name="T3" style:family="text">
      <style:text-properties fo:color="#1593cb" style:font-name="Arial" fo:font-size="7pt" style:font-size-asian="7pt" style:font-size-complex="7pt"/>
    </style:style>
    <style:style style:name="T4" style:family="text">
      <style:text-properties style:font-name="Arial" fo:font-size="10pt" style:font-size-asian="10pt" style:font-size-complex="10pt"/>
    </style:style>
    <style:style style:name="T5" style:family="text">
      <style:text-properties style:font-name="Arial" fo:font-size="9pt" style:font-name-asian="ArialMT" style:font-size-asian="9pt" style:font-name-complex="ArialMT" style:font-size-complex="9pt"/>
    </style:style>
    <style:style style:name="T6" style:family="text">
      <style:text-properties fo:font-variant="normal" fo:text-transform="none"/>
    </style:style>
    <style:style style:name="T7" style:family="text">
      <style:text-properties fo:font-variant="normal" fo:text-transform="none" style:font-name="Arial" fo:font-size="10pt" style:font-size-asian="10pt" style:font-size-complex="10pt"/>
    </style:style>
    <style:style style:name="T8" style:family="text">
      <style:text-properties fo:color="#0e4194" style:font-name="Arial" fo:font-size="8pt" style:font-size-asian="8pt" style:font-size-complex="8pt"/>
    </style:style>
    <style:style style:name="T9" style:family="text">
      <style:text-properties fo:text-transform="uppercase" style:font-name="Arial" fo:font-size="10pt" style:font-size-asian="10pt" style:font-size-complex="10pt"/>
    </style:style>
    <style:style style:name="T10" style:family="text">
      <style:text-properties fo:color="#0033ff" style:font-name="Arial1" fo:font-size="9pt"/>
    </style:style>
    <style:style style:name="T11" style:family="text">
      <style:text-properties style:font-name="ArialMT" style:font-name-asian="ArialMT" style:font-name-complex="ArialMT"/>
    </style:style>
    <style:style style:name="T12" style:family="text">
      <style:text-properties style:font-name="ArialMT" fo:font-size="9pt" style:font-name-asian="ArialMT" style:font-size-asian="9pt" style:font-name-complex="ArialMT" style:font-size-complex="9pt"/>
    </style:style>
    <style:style style:name="T13" style:family="text">
      <style:text-properties style:font-name-asian="ArialMT" style:font-name-complex="ArialMT"/>
    </style:style>
    <style:style style:name="T14" style:family="text">
      <style:text-properties style:font-name="Arial1" fo:font-size="9pt"/>
    </style:style>
    <style:style style:name="T15" style:family="text">
      <style:text-properties fo:color="#3f3a38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1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bottom="0.1cm" fo:margin-right="0.07cm" style:vertical-pos="bottom" style:vertical-rel="text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style:vertical-pos="top" style:vertical-rel="text" style:horizontal-pos="center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style:vertical-pos="middle" style:vertical-rel="text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bottom" style:vertical-rel="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bottom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EuropassCVPersonalInformation" table:style-name="EuropassCVPersonalInformation">
        <table:table-column table:style-name="EuropassCVPersonalInformation.A"/>
        <table:table-column table:style-name="EuropassCVPersonalInformation.B"/>
        <table:table-row table:style-name="EuropassCVPersonalInformation.1">
          <table:table-cell table:style-name="EuropassCVPersonalInformation.A1" office:value-type="string">
            <text:p text:style-name="P11">PERSONAL INFORMATION</text:p>
          </table:table-cell>
          <table:table-cell table:style-name="EuropassCVPersonalInformation.A1" office:value-type="string">
            <text:p text:style-name="_5f_ECV_5f_NameField">Zekeriya <text:span text:style-name="T6">Koç </text:span>
</text:p>
          </table:table-cell>
        </table:table-row>
        <table:table-row table:style-name="EuropassCVPersonalInformation.2">
          <table:table-cell table:style-name="EuropassCVPersonalInformation.A2" table:number-columns-spanned="2" office:value-type="string">
            <text:p text:style-name="Standard"/>
          </table:table-cell>
          <table:covered-table-cell/>
        </table:table-row>
        <table:table-row table:style-name="EuropassCVPersonalInformation.1">
          <table:table-cell table:style-name="EuropassCVPersonalInformation.A2" table:number-rows-spanned="6" office:value-type="string">
            <text:p text:style-name="_5f_ECV_5f_LeftHeading">
</text:p>
          </table:table-cell>
          <table:table-cell table:style-name="EuropassCVPersonalInformation.B3" office:value-type="string">
            <text:p text:style-name="_5f_ECV_5f_ContactDetails">
<draw:frame draw:style-name="fr3" draw:name="graphics15" text:anchor-type="char" svg:x="0cm" svg:y="0cm" svg:width="0.346cm" svg:height="0.4cm" draw:z-index="0">
<draw:image xlink:href="Pictures/icon-location.png" xlink:type="simple" xlink:show="embed" xlink:actuate="onLoad"/>
</draw:frame>Beylikdüzü,  İstanbul (Turkey)
</text:p>
          </table:table-cell>
        </table:table-row>
        <table:table-row table:style-name="EuropassCVPersonalInformation.1">
          <table:covered-table-cell/>
          <table:table-cell table:style-name="EuropassCVPersonalInformation.B3" office:value-type="string">
            <text:p text:style-name="P4">
<draw:frame draw:style-name="fr3" draw:name="graphics17" text:anchor-type="char" svg:x="0cm" svg:y="0cm" svg:width="0.351cm" svg:height="0.36cm" draw:z-index="11">
<draw:image xlink:href="Pictures/icon-mobile.png" xlink:type="simple" xlink:show="embed" xlink:actuate="onLoad"/>
</draw:frame>
<text:span text:style-name="_5f_ECV_5f_ContactDetails"><text:span text:style-name="T14">+90 5438756249</text:span></text:span>
<text:s text:c="3"/>
</text:p>
          </table:table-cell>
        </table:table-row>
        <table:table-row table:style-name="EuropassCVPersonalInformation.1">
          <table:covered-table-cell/>
          <table:table-cell table:style-name="EuropassCVPersonalInformation.A1" office:value-type="string">
            <text:p text:style-name="_5f_ECV_5f_ContactDetails">
<draw:frame draw:style-name="fr3" draw:name="graphics5" text:anchor-type="char" svg:x="0cm" svg:y="0cm" svg:width="0.353cm" svg:height="0.402cm" draw:z-index="4">
<draw:image xlink:href="Pictures/icon-envelope.png" xlink:type="simple" xlink:show="embed" xlink:actuate="onLoad"/>
</draw:frame><text:span text:style-name="_5f_ECV_5f_InternetLink">zekzekus@gmail.com</text:span>
</text:p>
          </table:table-cell>
        </table:table-row>
        <table:table-row table:style-name="EuropassCVPersonalInformation.1">
          <table:covered-table-cell/>
          <table:table-cell table:style-name="EuropassCVPersonalInformation.B6" office:value-type="string">
            <text:p text:style-name="_5f_ECV_5f_ContactDetails">
<text:span text:style-name="_5f_ECV_5f_InternetLink">http://zekzekus.github.com/</text:span>
<draw:frame draw:style-name="fr3" draw:name="graphics7" text:anchor-type="char" svg:x="0cm" svg:y="0cm" svg:width="0.349cm" svg:height="0.356cm" draw:z-index="1">
<draw:image xlink:href="Pictures/icon-website.png" xlink:type="simple" xlink:show="embed" xlink:actuate="onLoad"/>
</draw:frame>
</text:p>
          </table:table-cell>
        </table:table-row>
        <table:table-row table:style-name="EuropassCVPersonalInformation.8">
          <table:covered-table-cell/>
          <table:table-cell table:style-name="EuropassCVPersonalInformation.A1" office:value-type="string">
            <text:p text:style-name="_5f_ECV_5f_GenderRow">
<text:span text:style-name="_5f_ECV_5f_HeadingContactDetails">Sex</text:span>
<text:span text:style-name="_5f_ECV_5f_ContactDetails"> Male </text:span>
<text:span text:style-name="_5f_ECV_5f_HeadingContactDetails">
	| 
	Date of birth
</text:span>
<text:span text:style-name="_5f_ECV_5f_ContactDetails"> 30/04/1983 </text:span>
<text:span text:style-name="_5f_ECV_5f_HeadingContactDetails">
	| 
	Nationality  
</text:span>
<text:span text:style-name="_5f_ECV_5f_ContactDetails">Turkish</text:span>
</text:p>
          </table:table-cell>
        </table:table-row>
      </table:table>
      <text:p text:style-name="_5f_ECV_5f_Text"/>
      <table:table table:name="EuropassCV_OccupationalField" table:style-name="EuropassCV_5f_OccupationalField">
        <table:table-column table:style-name="EuropassCV_5f_OccupationalField.A"/>
        <table:table-column table:style-name="EuropassCV_5f_OccupationalField.B"/>
        <table:table-row table:style-name="EuropassCV_5f_OccupationalField.1">
          <table:table-cell table:style-name="EuropassCV_5f_OccupationalField.A1" office:value-type="string">
            <text:p text:style-name="P12">JOB APPLIED FOR</text:p>
          </table:table-cell>
          <table:table-cell table:style-name="EuropassCV_5f_OccupationalField.A1" office:value-type="string">
            <text:p text:style-name="_5f_ECV_5f_NameField"/>
          </table:table-cell>
        </table:table-row>
      </table:table>
      <!-- CASE 1: work experience goes first and education second -->
      <text:p text:style-name="_5f_ECV_5f_Text"/>
      <table:table table:name="EuropassCV_WorkExperienceTitle" table:style-name="EuropassCV_5f_WorkExperienceTitle">
        <table:table-column table:style-name="EuropassCV_5f_WorkExperienceTitle.A"/>
        <table:table-column table:style-name="EuropassCV_5f_WorkExperienceTitle.B"/>
        <table:table-row table:style-name="EuropassCV_5f_WorkExperienceTitle.1">
          <table:table-cell table:style-name="EuropassCV_5f_WorkExperienceTitle.A1" office:value-type="string">
            <text:p text:style-name="P8">WORK EXPERIENCE</text:p>
          </table:table-cell>
          <table:table-cell table:style-name="EuropassCV_5f_WorkExperienceTitle.B1" office:value-type="string">
            <text:p text:style-name="_5f_ECV_5f_BlueBox">
<draw:frame draw:style-name="fr7" draw:name="graphics2" text:anchor-type="as-char" svg:width="13.3cm" svg:height="0.25cm" draw:z-index="13">
<draw:image xlink:href="Pictures/100002010000062000000021F9DDC83D.png" xlink:type="simple" xlink:show="embed" xlink:actuate="onLoad"/>
</draw:frame>
</text:p>
          </table:table-cell>
        </table:table-row>
      </table:table>
      <text:p text:style-name="_5f_ECV_5f_Text"><text:span><text:bookmark text:name="LearnerInfo.WorkExperience[0]"/></text:span></text:p>
      <table:table table:name="EuropassCV_WorkExperience_1" table:style-name="EuropassCV_5f_WorkExperience_5f_1">
        <table:table-column table:style-name="EuropassCV_5f_WorkExperience_5f_1.A"/>
        <table:table-column table:style-name="EuropassCV_5f_WorkExperience_5f_1.B"/>
        <table:table-row table:style-name="EuropassCV_5f_WorkExperience_5f_1.1">
          <table:table-cell table:style-name="EuropassCV_5f_WorkExperience_5f_1.A1" table:number-rows-spanned="5" office:value-type="string">
            <text:p text:style-name="_5f_ECV_5f_Date">March 2013 – Present</text:p>
          </table:table-cell>
          <table:table-cell table:style-name="EuropassCV_5f_WorkExperience_5f_1.A1" office:value-type="string">
            <text:p text:style-name="_5f_ECV_5f_SubSectionHeading">Senior Software Developer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p text:style-name="_5f_ECV_5f_OrganisationDetails">Metglobal, Istanbul (Turkey)


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p xmlns:text="urn:oasis:names:tc:opendocument:xmlns:text:1.0" text:style-name="_5f_ECV_5f_SectionDetails"/>
            <text:list xmlns:text="urn:oasis:names:tc:opendocument:xmlns:text:1.0" text:style-name="europass_5f_bulleted_5f_list">
              <text:list-item>
                <text:p text:style-name="europass_5f_bulleted_5f_list"><text:span>Part of a great team building backend infrastructure and services to support large number of high traffic hotel reservation sites.</text:span></text:p>
              </text:list-item>
              <text:list-item>
                <text:p text:style-name="europass_5f_bulleted_5f_list"><text:span>Working with Python, Django, Postgresql, elasticsearch etc.</text:span></text:p>
              </text:list-item>
            </text:list>
            <text:p xmlns:text="urn:oasis:names:tc:opendocument:xmlns:text:1.0" text:style-name="_5f_ECV_5f_SectionDetails"/>
          </table:table-cell>
        </table:table-row>
      </table:table>
      <text:p text:style-name="_5f_ECV_5f_Text"><text:span><text:bookmark text:name="LearnerInfo.WorkExperience[1]"/></text:span></text:p>
      <table:table table:name="EuropassCV_WorkExperience_1" table:style-name="EuropassCV_5f_WorkExperience_5f_1">
        <table:table-column table:style-name="EuropassCV_5f_WorkExperience_5f_1.A"/>
        <table:table-column table:style-name="EuropassCV_5f_WorkExperience_5f_1.B"/>
        <table:table-row table:style-name="EuropassCV_5f_WorkExperience_5f_1.1">
          <table:table-cell table:style-name="EuropassCV_5f_WorkExperience_5f_1.A1" table:number-rows-spanned="5" office:value-type="string">
            <text:p text:style-name="_5f_ECV_5f_Date">August 2012 – March 2013</text:p>
          </table:table-cell>
          <table:table-cell table:style-name="EuropassCV_5f_WorkExperience_5f_1.A1" office:value-type="string">
            <text:p text:style-name="_5f_ECV_5f_SubSectionHeading">Lead Developer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p text:style-name="_5f_ECV_5f_OrganisationDetails">Tim Ticaret Net Bilişim Hizmetleri A.Ş., İstanbul (Turkey)


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p xmlns:text="urn:oasis:names:tc:opendocument:xmlns:text:1.0" text:style-name="_5f_ECV_5f_SectionDetails">TTN is a technology (mainly software) creator company works under Turkish Exporters Assembly (TiM). TTN have responsibilities of supporting Turkish associations of exporters' (various sectors) growth. </text:p>
            <text:p xmlns:text="urn:oasis:names:tc:opendocument:xmlns:text:1.0" text:style-name="_5f_ECV_5f_SectionDetails">İ am responsible of managing software development team which works on various size of software (mainly web apps these days) projects.</text:p>
            <text:p xmlns:text="urn:oasis:names:tc:opendocument:xmlns:text:1.0" text:style-name="_5f_ECV_5f_SectionDetails">For now we are using mainly python/django/postgresql stack. Main development and deployment occures on linux based operating systems. </text:p>
            <text:p xmlns:text="urn:oasis:names:tc:opendocument:xmlns:text:1.0" text:style-name="_5f_ECV_5f_SectionDetails">We are crafting high quality web sites and web applications top to bottom including design, frontend, backend, deployment phases.</text:p>
            <text:p xmlns:text="urn:oasis:names:tc:opendocument:xmlns:text:1.0" text:style-name="_5f_ECV_5f_SectionDetails">Some keywords about me and my team's interests and involvements; python, django, postgresql, ubuntu server, git, uwsgi, nginx, fabric, rest apis, http etc.</text:p>
          </table:table-cell>
        </table:table-row>
      </table:table>
      <text:p text:style-name="_5f_ECV_5f_Text"><text:span><text:bookmark text:name="LearnerInfo.WorkExperience[2]"/></text:span></text:p>
      <table:table table:name="EuropassCV_WorkExperience_1" table:style-name="EuropassCV_5f_WorkExperience_5f_1">
        <table:table-column table:style-name="EuropassCV_5f_WorkExperience_5f_1.A"/>
        <table:table-column table:style-name="EuropassCV_5f_WorkExperience_5f_1.B"/>
        <table:table-row table:style-name="EuropassCV_5f_WorkExperience_5f_1.1">
          <table:table-cell table:style-name="EuropassCV_5f_WorkExperience_5f_1.A1" table:number-rows-spanned="5" office:value-type="string">
            <text:p text:style-name="_5f_ECV_5f_Date">Jun 10 – Aug 12</text:p>
          </table:table-cell>
          <table:table-cell table:style-name="EuropassCV_5f_WorkExperience_5f_1.A1" office:value-type="string">
            <text:p text:style-name="_5f_ECV_5f_SubSectionHeading">Software Development Unit Manager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p text:style-name="_5f_ECV_5f_OrganisationDetails">A&amp;Y Marka Mağazacılık A.Ş., İstanbul (Turkey)


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p xmlns:text="urn:oasis:names:tc:opendocument:xmlns:text:1.0" text:style-name="_5f_ECV_5f_SectionDetails">A big textile retail company includes the famous brands Network, Fabrika, Beymen Bussiness, Altınyıldız Classics, Arzu Kaprol, Que, T-box, Divarese. I am responsible of the maintenance and development processes of the ERP part of in house developed system. </text:p>
            <text:line-break xmlns:text="urn:oasis:names:tc:opendocument:xmlns:text:1.0"/>
            <text:line-break xmlns:text="urn:oasis:names:tc:opendocument:xmlns:text:1.0"/>
            <text:p xmlns:text="urn:oasis:names:tc:opendocument:xmlns:text:1.0" text:style-name="_5f_ECV_5f_SectionDetails">Main database is Oracle 10g RDBMS and Oracle Forms 6i/10g, Reports 6i/10g tools for user interface. </text:p>
            <text:line-break xmlns:text="urn:oasis:names:tc:opendocument:xmlns:text:1.0"/>
            <text:line-break xmlns:text="urn:oasis:names:tc:opendocument:xmlns:text:1.0"/>
            <text:p xmlns:text="urn:oasis:names:tc:opendocument:xmlns:text:1.0" text:style-name="_5f_ECV_5f_SectionDetails">I made use of Oracle object system in my projects. I implemented some applications with object oriented facilities provided directly in database.</text:p>
          </table:table-cell>
        </table:table-row>
      </table:table>
      <text:p text:style-name="_5f_ECV_5f_Text"><text:span><text:bookmark text:name="LearnerInfo.WorkExperience[3]"/></text:span></text:p>
      <table:table table:name="EuropassCV_WorkExperience_1" table:style-name="EuropassCV_5f_WorkExperience_5f_1">
        <table:table-column table:style-name="EuropassCV_5f_WorkExperience_5f_1.A"/>
        <table:table-column table:style-name="EuropassCV_5f_WorkExperience_5f_1.B"/>
        <table:table-row table:style-name="EuropassCV_5f_WorkExperience_5f_1.1">
          <table:table-cell table:style-name="EuropassCV_5f_WorkExperience_5f_1.A1" table:number-rows-spanned="5" office:value-type="string">
            <text:p text:style-name="_5f_ECV_5f_Date">May 07 – Jun 10</text:p>
          </table:table-cell>
          <table:table-cell table:style-name="EuropassCV_5f_WorkExperience_5f_1.A1" office:value-type="string">
            <text:p text:style-name="_5f_ECV_5f_SubSectionHeading">Project Manager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p text:style-name="_5f_ECV_5f_OrganisationDetails">Beymen Boğaziçi Alboy Mağazacılık A.Ş., İstanbul (Turkey)


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p xmlns:text="urn:oasis:names:tc:opendocument:xmlns:text:1.0" text:style-name="_5f_ECV_5f_SectionDetails">Big textile retail company includes the brands T-box and Divarese. I was responsible all of the software projects. Maintenance of the in house developed ERP system mostly coded on Oracle database and Forms/Reports tools was my primary responsibility. My team consist of one or two developer except me. </text:p>
            <text:line-break xmlns:text="urn:oasis:names:tc:opendocument:xmlns:text:1.0"/>
            <text:line-break xmlns:text="urn:oasis:names:tc:opendocument:xmlns:text:1.0"/>
            <text:p xmlns:text="urn:oasis:names:tc:opendocument:xmlns:text:1.0" text:style-name="_5f_ECV_5f_SectionDetails">I manage the whole implementation/migration of a new ERP system called Nebim Winner. The planning, data migrating, testing and implementation was successfully done in six months.</text:p>
          </table:table-cell>
        </table:table-row>
      </table:table>
      <text:p text:style-name="_5f_ECV_5f_Text"><text:span><text:bookmark text:name="LearnerInfo.WorkExperience[4]"/></text:span></text:p>
      <table:table table:name="EuropassCV_WorkExperience_1" table:style-name="EuropassCV_5f_WorkExperience_5f_1">
        <table:table-column table:style-name="EuropassCV_5f_WorkExperience_5f_1.A"/>
        <table:table-column table:style-name="EuropassCV_5f_WorkExperience_5f_1.B"/>
        <table:table-row table:style-name="EuropassCV_5f_WorkExperience_5f_1.1">
          <table:table-cell table:style-name="EuropassCV_5f_WorkExperience_5f_1.A1" table:number-rows-spanned="5" office:value-type="string">
            <text:p text:style-name="_5f_ECV_5f_Date">Sep 06 – May 07</text:p>
          </table:table-cell>
          <table:table-cell table:style-name="EuropassCV_5f_WorkExperience_5f_1.A1" office:value-type="string">
            <text:p text:style-name="_5f_ECV_5f_SubSectionHeading">Software Development Specialist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p text:style-name="_5f_ECV_5f_OrganisationDetails">Akademi Yazılım A.Ş., İstanbul (Turkey)


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p xmlns:text="urn:oasis:names:tc:opendocument:xmlns:text:1.0" text:style-name="_5f_ECV_5f_SectionDetails">Company were offering all in one solutions to big insurance companies. Oracle RDBMS, Oracle Forms/Reports tools were our main development stack. I coded directly on database with PL/SQL language. I improved my SQL experience and skills on direct database programmable objects like stored procedures, functions, packages and triggers.</text:p>
          </table:table-cell>
        </table:table-row>
      </table:table>
      <text:p text:style-name="_5f_ECV_5f_Text"><text:span><text:bookmark text:name="LearnerInfo.WorkExperience[5]"/></text:span></text:p>
      <table:table table:name="EuropassCV_WorkExperience_1" table:style-name="EuropassCV_5f_WorkExperience_5f_1">
        <table:table-column table:style-name="EuropassCV_5f_WorkExperience_5f_1.A"/>
        <table:table-column table:style-name="EuropassCV_5f_WorkExperience_5f_1.B"/>
        <table:table-row table:style-name="EuropassCV_5f_WorkExperience_5f_1.1">
          <table:table-cell table:style-name="EuropassCV_5f_WorkExperience_5f_1.A1" table:number-rows-spanned="5" office:value-type="string">
            <text:p text:style-name="_5f_ECV_5f_Date">Jun 04 – Sep 06</text:p>
          </table:table-cell>
          <table:table-cell table:style-name="EuropassCV_5f_WorkExperience_5f_1.A1" office:value-type="string">
            <text:p text:style-name="_5f_ECV_5f_SubSectionHeading">Software Support Specialist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p text:style-name="_5f_ECV_5f_OrganisationDetails">Sampas Bilgisyar Yazılım A.Ş., İstanbul (Turkey)


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p xmlns:text="urn:oasis:names:tc:opendocument:xmlns:text:1.0" text:style-name="_5f_ECV_5f_SectionDetails">The company was developing software systems for all operations of municipalities. I was in a team supports customers directly. My responsibilities were; first analyze of the project, installation, data migration, training and continuous support including data mining operations, on the fly solutions includes code modifications etc.</text:p>
            <text:line-break xmlns:text="urn:oasis:names:tc:opendocument:xmlns:text:1.0"/>
            <text:line-break xmlns:text="urn:oasis:names:tc:opendocument:xmlns:text:1.0"/>
            <text:p xmlns:text="urn:oasis:names:tc:opendocument:xmlns:text:1.0" text:style-name="_5f_ECV_5f_SectionDetails">I experienced with Oracle developer tools very first time here. I mainly code in Oracle Forms 6i and Oracle Reports 6i tools with PL/SQL, a Pascal like procedural programming language. Also, i gained high level of SQL experience here.</text:p>
          </table:table-cell>
        </table:table-row>
      </table:table>
      <text:p text:style-name="_5f_ECV_5f_Text"/>
      <table:table table:name="EuropassCV_Education&amp;TrainingTitle" table:style-name="EuropassCV_5f_Education_26_TrainingTitle">
        <table:table-column table:style-name="EuropassCV_5f_Education_26_TrainingTitle.A"/>
        <table:table-column table:style-name="EuropassCV_5f_Education_26_TrainingTitle.B"/>
        <table:table-row table:style-name="EuropassCV_5f_Education_26_TrainingTitle.1">
          <table:table-cell table:style-name="EuropassCV_5f_Education_26_TrainingTitle.A1" office:value-type="string">
            <text:p text:style-name="P8">EDUCATION AND TRAINING</text:p>
          </table:table-cell>
          <table:table-cell table:style-name="EuropassCV_5f_Education_26_TrainingTitle.B1" office:value-type="string">
            <text:p text:style-name="_5f_ECV_5f_BlueBox">
<draw:frame draw:style-name="fr8" draw:name="graphics10" text:anchor-type="as-char" svg:width="13.3cm" svg:height="0.25cm" draw:z-index="14">
<draw:image xlink:href="Pictures/100002010000062000000021F9DDC83D.png" xlink:type="simple" xlink:show="embed" xlink:actuate="onLoad"/>
</draw:frame>
</text:p>
          </table:table-cell>
        </table:table-row>
      </table:table>
      <text:p text:style-name="_5f_ECV_5f_Text"><text:span><text:bookmark text:name="LearnerInfo.Education[0]"/></text:span></text:p>
      <table:table table:name="EuropassCV_Education&amp;Training_1" table:style-name="EuropassCV_5f_Education_26_Training_5f_1">
        <table:table-column table:style-name="EuropassCV_5f_Education_26_Training_5f_1.A"/>
        <table:table-column table:style-name="EuropassCV_5f_Education_26_Training_5f_1.B"/>
        <table:table-column table:style-name="EuropassCV_5f_Education_26_Training_5f_1.C"/>
        <table:table-row table:style-name="EuropassCV_5f_Education_26_Training_5f_1.1">
          <table:table-cell table:style-name="EuropassCV_5f_Education_26_Training_5f_1.A1" table:number-rows-spanned="4" office:value-type="string">
            <text:p text:style-name="_5f_ECV_5f_Date">07 – 11</text:p>
          </table:table-cell>
          <table:table-cell table:style-name="EuropassCV_5f_Education_26_Training_5f_1.A1" office:value-type="string">
            <text:p text:style-name="_5f_ECV_5f_SubSectionHeading">Bachelor of Science (BS), Business Management</text:p>
          </table:table-cell>
          <table:table-cell table:style-name="EuropassCV_5f_Education_26_Training_5f_1.A1" office:value-type="string">
            <text:p text:style-name="_5f_ECV_5f_RightHeading"/>
          </table:table-cell>
        </table:table-row>
        <table:table-row table:style-name="EuropassCV_5f_Education_26_Training_5f_1.1">
          <table:covered-table-cell/>
          <table:table-cell table:style-name="EuropassCV_5f_Education_26_Training_5f_1.A1" table:number-columns-spanned="2" office:value-type="string">
            <text:p text:style-name="_5f_ECV_5f_OrganisationDetails">Anadolu Üniversitesi, İstanbul (Turkey)
</text:p>
          </table:table-cell>
          <table:covered-table-cell/>
        </table:table-row>
        <table:table-row table:style-name="EuropassCV_5f_Education_26_Training_5f_1.1">
          <table:covered-table-cell/>
          <table:table-cell table:style-name="EuropassCV_5f_Education_26_Training_5f_1.A1" table:number-columns-spanned="2" office:value-type="string">

</table:table-cell>
          <table:covered-table-cell/>
        </table:table-row>
      </table:table>
      <text:p text:style-name="_5f_ECV_5f_Text"><text:span><text:bookmark text:name="LearnerInfo.Education[1]"/></text:span></text:p>
      <table:table table:name="EuropassCV_Education&amp;Training_1" table:style-name="EuropassCV_5f_Education_26_Training_5f_1">
        <table:table-column table:style-name="EuropassCV_5f_Education_26_Training_5f_1.A"/>
        <table:table-column table:style-name="EuropassCV_5f_Education_26_Training_5f_1.B"/>
        <table:table-column table:style-name="EuropassCV_5f_Education_26_Training_5f_1.C"/>
        <table:table-row table:style-name="EuropassCV_5f_Education_26_Training_5f_1.1">
          <table:table-cell table:style-name="EuropassCV_5f_Education_26_Training_5f_1.A1" table:number-rows-spanned="4" office:value-type="string">
            <text:p text:style-name="_5f_ECV_5f_Date">01 – 03</text:p>
          </table:table-cell>
          <table:table-cell table:style-name="EuropassCV_5f_Education_26_Training_5f_1.A1" office:value-type="string">
            <text:p text:style-name="_5f_ECV_5f_SubSectionHeading">Computer Programming</text:p>
          </table:table-cell>
          <table:table-cell table:style-name="EuropassCV_5f_Education_26_Training_5f_1.A1" office:value-type="string">
            <text:p text:style-name="_5f_ECV_5f_RightHeading"/>
          </table:table-cell>
        </table:table-row>
        <table:table-row table:style-name="EuropassCV_5f_Education_26_Training_5f_1.1">
          <table:covered-table-cell/>
          <table:table-cell table:style-name="EuropassCV_5f_Education_26_Training_5f_1.A1" table:number-columns-spanned="2" office:value-type="string">
            <text:p text:style-name="_5f_ECV_5f_OrganisationDetails">Celal Bayar Üniversitesi, Manisa (Turkey)
</text:p>
          </table:table-cell>
          <table:covered-table-cell/>
        </table:table-row>
        <table:table-row table:style-name="EuropassCV_5f_Education_26_Training_5f_1.1">
          <table:covered-table-cell/>
          <table:table-cell table:style-name="EuropassCV_5f_Education_26_Training_5f_1.A1" table:number-columns-spanned="2" office:value-type="string">

</table:table-cell>
          <table:covered-table-cell/>
        </table:table-row>
      </table:table>
      <!-- CASE 2: education goes first and work experience goes second -->
      <text:p text:style-name="_5f_ECV_5f_Text"/>
      <table:table table:name="EuropassCV_PersonalSkillsTitle" table:style-name="EuropassCV_5f_PersonalSkillsTitle">
        <table:table-column table:style-name="EuropassCV_5f_PersonalSkillsTitle.A"/>
        <table:table-column table:style-name="EuropassCV_5f_PersonalSkillsTitle.B"/>
        <table:table-row table:style-name="EuropassCV_5f_PersonalSkillsTitle.1">
          <table:table-cell table:style-name="EuropassCV_5f_PersonalSkillsTitle.A1" office:value-type="string">
            <text:p text:style-name="P8">PERSONAL SKILLS</text:p>
          </table:table-cell>
          <table:table-cell table:style-name="EuropassCV_5f_PersonalSkillsTitle.B1" office:value-type="string">
            <text:p text:style-name="_5f_ECV_5f_BlueBox">
<draw:frame draw:style-name="fr8" draw:name="graphics11" text:anchor-type="as-char" svg:width="13.3cm" svg:height="0.25cm" draw:z-index="15">
<draw:image xlink:href="Pictures/100002010000062000000021F9DDC83D.png" xlink:type="simple" xlink:show="embed" xlink:actuate="onLoad"/>
</draw:frame>
</text:p>
          </table:table-cell>
        </table:table-row>
      </table:table>
      <text:p text:style-name="_5f_ECV_5f_Text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_5f_ECV_5f_LeftDetails">Mother tongue(s)</text:p>
          </table:table-cell>
          <table:table-cell table:style-name="Table1.A1" table:number-columns-spanned="5" office:value-type="string">
            <text:p text:style-name="_5f_ECV_5f_SectionDetails">Turkish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_5f_ECV_5f_LeftHeading"/>
          </table:table-cell>
          <table:table-cell table:style-name="Table1.A1" table:number-columns-spanned="5" office:value-type="string">
            <text:p text:style-name="_5f_ECV_5f_RightColumn"/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table:number-rows-spanned="2" office:value-type="string">
            <text:p text:style-name="_5f_ECV_5f_LeftDetails">Other language(s)</text:p>
          </table:table-cell>
          <table:table-cell table:style-name="Table1.B3" table:number-columns-spanned="2" office:value-type="string">
            <text:p text:style-name="P9">UNDERSTANDING</text:p>
          </table:table-cell>
          <table:covered-table-cell/>
          <table:table-cell table:style-name="Table1.D3" table:number-columns-spanned="2" office:value-type="string">
            <text:p text:style-name="P9">SPEAKING</text:p>
          </table:table-cell>
          <table:covered-table-cell/>
          <table:table-cell table:style-name="Table1.D3" office:value-type="string">
            <text:p text:style-name="P9">WRITING</text:p>
          </table:table-cell>
        </table:table-row>
        <table:table-row table:style-name="Table1.2">
          <table:covered-table-cell/>
          <table:table-cell table:style-name="Table1.B4" office:value-type="string">
            <text:p text:style-name="_5f_ECV_5f_LanguageSubHeading">Listening</text:p>
          </table:table-cell>
          <table:table-cell table:style-name="Table1.C4" office:value-type="string">
            <text:p text:style-name="_5f_ECV_5f_LanguageSubHeading">Reading</text:p>
          </table:table-cell>
          <table:table-cell table:style-name="Table1.C4" office:value-type="string">
            <text:p text:style-name="_5f_ECV_5f_LanguageSubHeading">Spoken interaction</text:p>
          </table:table-cell>
          <table:table-cell table:style-name="Table1.C4" office:value-type="string">
            <text:p text:style-name="_5f_ECV_5f_LanguageSubHeading">Spoken production</text:p>
          </table:table-cell>
          <table:table-cell table:style-name="Table1.C4" office:value-type="string">
            <text:p text:style-name="_5f_ECV_5f_RightColumn"/>
          </table:table-cell>
        </table:table-row>
        <table:table-row table:style-name="Table1.5">
          <table:table-cell table:style-name="Table1.A5" office:value-type="string">
            <text:p text:style-name="_5f_ECV_5f_LanguageName"><text:span><text:bookmark text:name="LearnerInfo.Skills.Linguistic.ForeignLanguage[0]"/></text:span>English</text:p>
          </table:table-cell>
          <table:table-cell table:style-name="Table1.B5" office:value-type="string">
            <text:p text:style-name="P10">B2</text:p>
          </table:table-cell>
          <table:table-cell table:style-name="Table1.B5" office:value-type="string">
            <text:p text:style-name="P10">C1</text:p>
          </table:table-cell>
          <table:table-cell table:style-name="Table1.B5" office:value-type="string">
            <text:p text:style-name="P10">B1</text:p>
          </table:table-cell>
          <table:table-cell table:style-name="Table1.B5" office:value-type="string">
            <text:p text:style-name="P10">B1</text:p>
          </table:table-cell>
          <table:table-cell table:style-name="Table1.B5" office:value-type="string">
            <text:p text:style-name="P10">B2</text:p>
          </table:table-cell>
        </table:table-row>
        <table:table-row table:style-name="Table1.11">
          <table:table-cell table:style-name="Table1.A1" office:value-type="string">
            <text:p text:style-name="Standard"/>
          </table:table-cell>
          <table:table-cell table:style-name="Table1.B10" table:number-columns-spanned="5" office:value-type="string">
            <text:p text:style-name="_5f_ECV_5f_LanguageExplanation">Levels: A1/A2: Basic user  -  B1/B2: Independent user  -  C1/C2: Proficient user</text:p>
            <text:p text:style-name="_5f_ECV_5f_LanguageExplanation">
<text:a xlink:type="simple" xlink:href="http://europass.cedefop.europa.eu/en/resources/european-language-levels-cefr">Common European Framework of Reference for Languages</text:a>
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able:table table:name="EuropassCV_CommunicationSkills" table:style-name="EuropassCV_5f_CommunicationSkills">
        <table:table-column table:style-name="EuropassCV_5f_CommunicationSkills.A"/>
        <table:table-column table:style-name="EuropassCV_5f_CommunicationSkills.B"/>
        <table:table-row table:style-name="EuropassCV_5f_CommunicationSkills.1">
          <table:table-cell table:style-name="EuropassCV_5f_CommunicationSkills.A1" table:number-rows-spanned="2" office:value-type="string">
            <text:p text:style-name="_5f_ECV_5f_LeftDetails"><text:span><text:bookmark text:name="LearnerInfo.Skills"/></text:span>Communication skills</text:p>
          </table:table-cell>
          <table:table-cell table:style-name="EuropassCV_5f_CommunicationSkills.A1" office:value-type="string">
            <text:p xmlns:text="urn:oasis:names:tc:opendocument:xmlns:text:1.0" text:style-name="_5f_ECV_5f_SectionDetails">I'd loved to be in a communicative, high quality, technical team. I enjoy discussing especially technical topics with my team mates.</text:p>
          </table:table-cell>
        </table:table-row>
      </table:table>
      <text:p text:style-name="_5f_ECV_5f_Text"/>
      <table:table table:name="EuropassCV_OrganisationalSkills" table:style-name="EuropassCV_5f_OrganisationalSkills">
        <table:table-column table:style-name="EuropassCV_5f_OrganisationalSkills.A"/>
        <table:table-column table:style-name="EuropassCV_5f_OrganisationalSkills.B"/>
        <table:table-row table:style-name="EuropassCV_5f_OrganisationalSkills.1">
          <table:table-cell table:style-name="EuropassCV_5f_OrganisationalSkills.A1" table:number-rows-spanned="2" office:value-type="string">
            <text:p text:style-name="_5f_ECV_5f_LeftDetails"><text:span><text:bookmark text:name="LearnerInfo.Skills"/></text:span>Organisational / managerial skills</text:p>
          </table:table-cell>
          <table:table-cell table:style-name="EuropassCV_5f_OrganisationalSkills.A1" office:value-type="string">
            <text:p xmlns:text="urn:oasis:names:tc:opendocument:xmlns:text:1.0" text:style-name="_5f_ECV_5f_SectionDetails">In last 3 years of my career and now, i am managing a small sized software development teams. </text:p>
            <text:line-break xmlns:text="urn:oasis:names:tc:opendocument:xmlns:text:1.0"/>
            <text:line-break xmlns:text="urn:oasis:names:tc:opendocument:xmlns:text:1.0"/>
            <text:p xmlns:text="urn:oasis:names:tc:opendocument:xmlns:text:1.0" text:style-name="_5f_ECV_5f_SectionDetails">I am using my organise, planning skills to direct my team's efforts to expected project outcome with success.</text:p>
          </table:table-cell>
        </table:table-row>
      </table:table>
      <text:p text:style-name="_5f_ECV_5f_Text"/>
      <table:table table:name="EuropassCV_JobRelatedSkills" table:style-name="EuropassCV_5f_JobRelatedSkills">
        <table:table-column table:style-name="EuropassCV_5f_JobRelatedSkills.A"/>
        <table:table-column table:style-name="EuropassCV_5f_JobRelatedSkills.B"/>
        <table:table-row table:style-name="EuropassCV_5f_JobRelatedSkills.1">
          <table:table-cell table:style-name="EuropassCV_5f_JobRelatedSkills.A1" table:number-rows-spanned="2" office:value-type="string">
            <text:p text:style-name="_5f_ECV_5f_LeftDetails"><text:span><text:bookmark text:name="LearnerInfo.Skills"/></text:span>Job-related skills</text:p>
          </table:table-cell>
          <table:table-cell table:style-name="EuropassCV_5f_JobRelatedSkills.A1" office:value-type="string">
            <text:p xmlns:text="urn:oasis:names:tc:opendocument:xmlns:text:1.0" text:style-name="_5f_ECV_5f_SectionDetails">I am working as an Oracle PL/SQL developer since 2004. </text:p>
            <text:line-break xmlns:text="urn:oasis:names:tc:opendocument:xmlns:text:1.0"/>
            <text:line-break xmlns:text="urn:oasis:names:tc:opendocument:xmlns:text:1.0"/>
            <text:p xmlns:text="urn:oasis:names:tc:opendocument:xmlns:text:1.0" text:style-name="_5f_ECV_5f_SectionDetails">I have developed and maintained various systems in various sectors. Government, insurance, retail etc.</text:p>
            <text:line-break xmlns:text="urn:oasis:names:tc:opendocument:xmlns:text:1.0"/>
            <text:line-break xmlns:text="urn:oasis:names:tc:opendocument:xmlns:text:1.0"/>
            <text:p xmlns:text="urn:oasis:names:tc:opendocument:xmlns:text:1.0" text:style-name="_5f_ECV_5f_SectionDetails">I develop software at high speed and quality with Oracle Forms/Reports and directly on database with PL/SQL.</text:p>
            <text:line-break xmlns:text="urn:oasis:names:tc:opendocument:xmlns:text:1.0"/>
            <text:line-break xmlns:text="urn:oasis:names:tc:opendocument:xmlns:text:1.0"/>
            <text:p xmlns:text="urn:oasis:names:tc:opendocument:xmlns:text:1.0" text:style-name="_5f_ECV_5f_SectionDetails">Till 2012's last quarter, i am working as a web application developer and team leader. </text:p>
            <text:line-break xmlns:text="urn:oasis:names:tc:opendocument:xmlns:text:1.0"/>
            <text:line-break xmlns:text="urn:oasis:names:tc:opendocument:xmlns:text:1.0"/>
            <text:p xmlns:text="urn:oasis:names:tc:opendocument:xmlns:text:1.0" text:style-name="_5f_ECV_5f_SectionDetails">Beside my Oracle profession i am an evangelist of open source. I use Linux for my personal development environment. My favourite languages are python, erlang, javascript, smalltalk, java, common lisp, php etc.</text:p>
            <text:line-break xmlns:text="urn:oasis:names:tc:opendocument:xmlns:text:1.0"/>
            <text:line-break xmlns:text="urn:oasis:names:tc:opendocument:xmlns:text:1.0"/>
            <text:p xmlns:text="urn:oasis:names:tc:opendocument:xmlns:text:1.0" text:style-name="_5f_ECV_5f_SectionDetails">I love web programming and comfortable with client-server systems, HTTP protocol, client side (javascript) etc.</text:p>
            <text:line-break xmlns:text="urn:oasis:names:tc:opendocument:xmlns:text:1.0"/>
            <text:line-break xmlns:text="urn:oasis:names:tc:opendocument:xmlns:text:1.0"/>
            <text:p xmlns:text="urn:oasis:names:tc:opendocument:xmlns:text:1.0" text:style-name="_5f_ECV_5f_SectionDetails">Uzmanlık Alanları: oracle, pl/sql, forms/reports, python, ruby, erlang, smalltalk, java, common lisp, haskell, php, web development, javascript</text:p>
          </table:table-cell>
        </table:table-row>
      </table:table>
      <text:p text:style-name="_5f_ECV_5f_Text"/>
      <table:table table:name="EuropassCV_ComputerSkills" table:style-name="EuropassCV_5f_ComputerSkills">
        <table:table-column table:style-name="EuropassCV_5f_ComputerSkills.A"/>
        <table:table-column table:style-name="EuropassCV_5f_ComputerSkills.B"/>
        <table:table-row table:style-name="EuropassCV_5f_ComputerSkills.1">
          <table:table-cell table:style-name="EuropassCV_5f_ComputerSkills.A1" table:number-rows-spanned="2" office:value-type="string">
            <text:p text:style-name="_5f_ECV_5f_LeftDetails"><text:span><text:bookmark text:name="LearnerInfo.Skills"/></text:span>Computer skills</text:p>
          </table:table-cell>
          <table:table-cell table:style-name="EuropassCV_5f_ComputerSkills.A1" office:value-type="string">
            <text:p xmlns:text="urn:oasis:names:tc:opendocument:xmlns:text:1.0" text:style-name="_5f_ECV_5f_SectionDetails">Databases</text:p>
            <text:line-break xmlns:text="urn:oasis:names:tc:opendocument:xmlns:text:1.0"/>
            <text:p xmlns:text="urn:oasis:names:tc:opendocument:xmlns:text:1.0" text:style-name="_5f_ECV_5f_SectionDetails">Software Development</text:p>
            <text:line-break xmlns:text="urn:oasis:names:tc:opendocument:xmlns:text:1.0"/>
            <text:p xmlns:text="urn:oasis:names:tc:opendocument:xmlns:text:1.0" text:style-name="_5f_ECV_5f_SectionDetails">PL/SQL</text:p>
            <text:line-break xmlns:text="urn:oasis:names:tc:opendocument:xmlns:text:1.0"/>
            <text:p xmlns:text="urn:oasis:names:tc:opendocument:xmlns:text:1.0" text:style-name="_5f_ECV_5f_SectionDetails">SQL</text:p>
            <text:line-break xmlns:text="urn:oasis:names:tc:opendocument:xmlns:text:1.0"/>
            <text:p xmlns:text="urn:oasis:names:tc:opendocument:xmlns:text:1.0" text:style-name="_5f_ECV_5f_SectionDetails">Windows</text:p>
            <text:line-break xmlns:text="urn:oasis:names:tc:opendocument:xmlns:text:1.0"/>
            <text:p xmlns:text="urn:oasis:names:tc:opendocument:xmlns:text:1.0" text:style-name="_5f_ECV_5f_SectionDetails">MySQL</text:p>
            <text:line-break xmlns:text="urn:oasis:names:tc:opendocument:xmlns:text:1.0"/>
            <text:p xmlns:text="urn:oasis:names:tc:opendocument:xmlns:text:1.0" text:style-name="_5f_ECV_5f_SectionDetails">Oracle</text:p>
            <text:line-break xmlns:text="urn:oasis:names:tc:opendocument:xmlns:text:1.0"/>
            <text:p xmlns:text="urn:oasis:names:tc:opendocument:xmlns:text:1.0" text:style-name="_5f_ECV_5f_SectionDetails">JavaScript</text:p>
            <text:line-break xmlns:text="urn:oasis:names:tc:opendocument:xmlns:text:1.0"/>
            <text:p xmlns:text="urn:oasis:names:tc:opendocument:xmlns:text:1.0" text:style-name="_5f_ECV_5f_SectionDetails">Java</text:p>
            <text:line-break xmlns:text="urn:oasis:names:tc:opendocument:xmlns:text:1.0"/>
            <text:p xmlns:text="urn:oasis:names:tc:opendocument:xmlns:text:1.0" text:style-name="_5f_ECV_5f_SectionDetails">Open Source</text:p>
            <text:line-break xmlns:text="urn:oasis:names:tc:opendocument:xmlns:text:1.0"/>
            <text:p xmlns:text="urn:oasis:names:tc:opendocument:xmlns:text:1.0" text:style-name="_5f_ECV_5f_SectionDetails">PHP</text:p>
            <text:line-break xmlns:text="urn:oasis:names:tc:opendocument:xmlns:text:1.0"/>
            <text:p xmlns:text="urn:oasis:names:tc:opendocument:xmlns:text:1.0" text:style-name="_5f_ECV_5f_SectionDetails">Python</text:p>
            <text:line-break xmlns:text="urn:oasis:names:tc:opendocument:xmlns:text:1.0"/>
            <text:p xmlns:text="urn:oasis:names:tc:opendocument:xmlns:text:1.0" text:style-name="_5f_ECV_5f_SectionDetails">Django</text:p>
            <text:line-break xmlns:text="urn:oasis:names:tc:opendocument:xmlns:text:1.0"/>
            <text:p xmlns:text="urn:oasis:names:tc:opendocument:xmlns:text:1.0" text:style-name="_5f_ECV_5f_SectionDetails">HTTP</text:p>
            <text:line-break xmlns:text="urn:oasis:names:tc:opendocument:xmlns:text:1.0"/>
            <text:p xmlns:text="urn:oasis:names:tc:opendocument:xmlns:text:1.0" text:style-name="_5f_ECV_5f_SectionDetails">Web Applications</text:p>
            <text:line-break xmlns:text="urn:oasis:names:tc:opendocument:xmlns:text:1.0"/>
            <text:p xmlns:text="urn:oasis:names:tc:opendocument:xmlns:text:1.0" text:style-name="_5f_ECV_5f_SectionDetails">Web Development</text:p>
            <text:line-break xmlns:text="urn:oasis:names:tc:opendocument:xmlns:text:1.0"/>
            <text:p xmlns:text="urn:oasis:names:tc:opendocument:xmlns:text:1.0" text:style-name="_5f_ECV_5f_SectionDetails">Play Framework</text:p>
            <text:line-break xmlns:text="urn:oasis:names:tc:opendocument:xmlns:text:1.0"/>
            <text:p xmlns:text="urn:oasis:names:tc:opendocument:xmlns:text:1.0" text:style-name="_5f_ECV_5f_SectionDetails">Common Lisp</text:p>
            <text:line-break xmlns:text="urn:oasis:names:tc:opendocument:xmlns:text:1.0"/>
            <text:p xmlns:text="urn:oasis:names:tc:opendocument:xmlns:text:1.0" text:style-name="_5f_ECV_5f_SectionDetails">Linux</text:p>
            <text:line-break xmlns:text="urn:oasis:names:tc:opendocument:xmlns:text:1.0"/>
            <text:p xmlns:text="urn:oasis:names:tc:opendocument:xmlns:text:1.0" text:style-name="_5f_ECV_5f_SectionDetails">Subversion</text:p>
            <text:line-break xmlns:text="urn:oasis:names:tc:opendocument:xmlns:text:1.0"/>
            <text:p xmlns:text="urn:oasis:names:tc:opendocument:xmlns:text:1.0" text:style-name="_5f_ECV_5f_SectionDetails">OOP</text:p>
            <text:line-break xmlns:text="urn:oasis:names:tc:opendocument:xmlns:text:1.0"/>
            <text:p xmlns:text="urn:oasis:names:tc:opendocument:xmlns:text:1.0" text:style-name="_5f_ECV_5f_SectionDetails">Web Services</text:p>
            <text:line-break xmlns:text="urn:oasis:names:tc:opendocument:xmlns:text:1.0"/>
            <text:p xmlns:text="urn:oasis:names:tc:opendocument:xmlns:text:1.0" text:style-name="_5f_ECV_5f_SectionDetails">Glassfish</text:p>
            <text:line-break xmlns:text="urn:oasis:names:tc:opendocument:xmlns:text:1.0"/>
            <text:p xmlns:text="urn:oasis:names:tc:opendocument:xmlns:text:1.0" text:style-name="_5f_ECV_5f_SectionDetails">Ruby</text:p>
            <text:line-break xmlns:text="urn:oasis:names:tc:opendocument:xmlns:text:1.0"/>
            <text:p xmlns:text="urn:oasis:names:tc:opendocument:xmlns:text:1.0" text:style-name="_5f_ECV_5f_SectionDetails">Ruby on Rails</text:p>
            <text:line-break xmlns:text="urn:oasis:names:tc:opendocument:xmlns:text:1.0"/>
            <text:p xmlns:text="urn:oasis:names:tc:opendocument:xmlns:text:1.0" text:style-name="_5f_ECV_5f_SectionDetails">Erlang</text:p>
            <text:line-break xmlns:text="urn:oasis:names:tc:opendocument:xmlns:text:1.0"/>
            <text:p xmlns:text="urn:oasis:names:tc:opendocument:xmlns:text:1.0" text:style-name="_5f_ECV_5f_SectionDetails">Haskell</text:p>
            <text:line-break xmlns:text="urn:oasis:names:tc:opendocument:xmlns:text:1.0"/>
            <text:p xmlns:text="urn:oasis:names:tc:opendocument:xmlns:text:1.0" text:style-name="_5f_ECV_5f_SectionDetails">Apache</text:p>
            <text:line-break xmlns:text="urn:oasis:names:tc:opendocument:xmlns:text:1.0"/>
            <text:p xmlns:text="urn:oasis:names:tc:opendocument:xmlns:text:1.0" text:style-name="_5f_ECV_5f_SectionDetails">Nginx</text:p>
            <text:line-break xmlns:text="urn:oasis:names:tc:opendocument:xmlns:text:1.0"/>
            <text:p xmlns:text="urn:oasis:names:tc:opendocument:xmlns:text:1.0" text:style-name="_5f_ECV_5f_SectionDetails">REST</text:p>
            <text:line-break xmlns:text="urn:oasis:names:tc:opendocument:xmlns:text:1.0"/>
            <text:p xmlns:text="urn:oasis:names:tc:opendocument:xmlns:text:1.0" text:style-name="_5f_ECV_5f_SectionDetails">Git</text:p>
            <text:line-break xmlns:text="urn:oasis:names:tc:opendocument:xmlns:text:1.0"/>
            <text:p xmlns:text="urn:oasis:names:tc:opendocument:xmlns:text:1.0" text:style-name="_5f_ECV_5f_SectionDetails">JAXB</text:p>
            <text:line-break xmlns:text="urn:oasis:names:tc:opendocument:xmlns:text:1.0"/>
            <text:p xmlns:text="urn:oasis:names:tc:opendocument:xmlns:text:1.0" text:style-name="_5f_ECV_5f_SectionDetails">JAXWS</text:p>
            <text:line-break xmlns:text="urn:oasis:names:tc:opendocument:xmlns:text:1.0"/>
            <text:p xmlns:text="urn:oasis:names:tc:opendocument:xmlns:text:1.0" text:style-name="_5f_ECV_5f_SectionDetails">NetBeans</text:p>
          </table:table-cell>
        </table:table-row>
      </table:table>
      <text:p text:style-name="_5f_ECV_5f_Text"/>
      <text:p text:style-name="_5f_ECV_5f_Text"/>
      <table:table table:name="EuropassCV_AdditionalInformation" table:style-name="EuropassCV_5f_AdditionalInformation">
        <table:table-column table:style-name="EuropassCV_5f_AdditionalInformation.A"/>
        <table:table-column table:style-name="EuropassCV_5f_AdditionalInformation.B"/>
        <table:table-row table:style-name="EuropassCV_5f_AdditionalInformation.1">
          <table:table-cell table:style-name="EuropassCV_5f_AdditionalInformation.A1" office:value-type="string">
            <text:p text:style-name="P8">ADDITIONAL INFORMATION</text:p>
          </table:table-cell>
          <table:table-cell table:style-name="EuropassCV_5f_AdditionalInformation.B1" office:value-type="string">
            <text:p text:style-name="_5f_ECV_5f_BlueBox">
<draw:frame draw:style-name="fr9" draw:name="graphics12" text:anchor-type="as-char" svg:y="-0.199cm" svg:width="13.3cm" svg:height="0.25cm" draw:z-index="16">
<draw:image xlink:href="Pictures/100002010000062000000021F9DDC83D.png" xlink:type="simple" xlink:show="embed" xlink:actuate="onLoad"/>
</draw:frame>
</text:p>
          </table:table-cell>
        </table:table-row>
      </table:table>
      <text:p text:style-name="_5f_ECV_5f_Text"/>
      <table:table table:name="EuropassCV_Publications" table:style-name="EuropassCV_5f_Publications">
        <table:table-column table:style-name="EuropassCV_5f_Publications.A"/>
        <table:table-column table:style-name="EuropassCV_5f_Publications.B"/>
        <table:table-row table:style-name="EuropassCV_5f_Publications.1">
          <table:table-cell table:style-name="EuropassCV_5f_Publications.A1" table:number-rows-spanned="2" office:value-type="string">
            <text:p text:style-name="_5f_ECV_5f_LeftDetails"><text:span><text:bookmark text:name="LearnerInfo.Achievement[0]"/></text:span>Military Service</text:p>
          </table:table-cell>
          <table:table-cell table:style-name="EuropassCV_5f_Publications.A1" office:value-type="string">
            <text:p xmlns:text="urn:oasis:names:tc:opendocument:xmlns:text:1.0" text:style-name="_5f_ECV_5f_SectionDetails">Extempt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3f3a38" style:font-name="Arial1" fo:font-size="8pt" fo:letter-spacing="-0.011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fo:line-height="100%"/>
      <style:text-properties style:font-name="Arial1" fo:font-size="8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_5f_ECV_5f_LeftHeading" style:display-name="_ECV_LeftHeading" style:family="paragraph" style:parent-style-name="Table_20_Contents" style:class="extra" style:master-page-name="">
      <style:paragraph-properties fo:margin="100%" fo:margin-left="0cm" fo:margin-right="0.499cm" fo:margin-top="0cm" fo:margin-bottom="0cm" fo:text-align="end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text-transform="uppercase" fo:color="#0e4194" style:font-name="Arial1" fo:font-size="9pt" fo:letter-spacing="-0.011cm"/>
    </style:style>
    <style:style style:name="_5f_ECV_5f_MiddleColumn" style:display-name="_ECV_MiddleColumn" style:family="paragraph" style:parent-style-name="Table_20_Contents" style:class="extra" style:master-page-name="">
      <style:paragraph-properties style:page-number="auto"/>
      <style:text-properties fo:color="#404040" fo:font-size="10pt"/>
    </style:style>
    <style:style style:name="_5f_ECV_5f_RightColumn" style:display-name="_ECV_RightColumn" style:family="paragraph" style:parent-style-name="Table_20_Contents" style:class="extra">
      <style:paragraph-properties fo:margin-top="0.109cm" fo:margin-bottom="0cm"/>
      <style:text-properties fo:color="#404040" style:font-name="Arial1" fo:letter-spacing="-0.011cm"/>
    </style:style>
    <style:style style:name="_5f_ECV_5f_NameField" style:display-name="_ECV_NameField" style:family="paragraph" style:parent-style-name="_5f_ECV_5f_RightColumn" style:class="extra" style:master-page-name="">
      <style:paragraph-properties fo:margin="100%" fo:margin-left="0cm" fo:margin-right="0cm" fo:margin-top="0cm" fo:margin-bottom="0cm" fo:line-height="100%" fo:text-indent="0cm" style:auto-text-indent="false" style:page-number="auto" fo:background-color="transparent" style:shadow="none">
        <style:tab-stops/>
        <style:background-image/>
      </style:paragraph-properties>
      <style:text-properties fo:color="#3f3a38" style:font-name="Arial" fo:font-size="13pt" fo:letter-spacing="-0.011cm" fo:background-color="transparent" style:font-size-asian="9pt" style:font-size-complex="9pt"/>
    </style:style>
    <style:style style:name="_5f_ECV_5f_RightHeading" style:display-name="_ECV_RightHeading" style:family="paragraph" style:parent-style-name="_5f_ECV_5f_NameField" style:class="extra" style:master-page-name="">
      <style:paragraph-properties fo:margin-top="0.109cm" fo:margin-bottom="0cm" fo:line-height="100%" fo:text-align="end" style:justify-single-word="false" style:page-number="auto" text:number-lines="false" text:line-number="0">
        <style:tab-stops/>
      </style:paragraph-properties>
      <style:text-properties fo:color="#1593cb" fo:font-size="7.5pt"/>
    </style:style>
    <style:style style:name="_5f_ECV_5f_1stPage" style:display-name="_ECV_1stPage" style:family="paragraph" style:parent-style-name="_5f_ECV_5f_RightHeading" style:class="extra" style:master-page-name="">
      <style:paragraph-properties fo:margin-top="0.379cm" fo:margin-bottom="0cm" fo:line-height="100%" fo:text-align="start" style:justify-single-word="false" style:page-number="auto" fo:background-color="transparent">
        <style:tab-stops>
          <style:tab-stop style:position="5.001cm"/>
          <style:tab-stop style:position="18cm" style:type="right"/>
        </style:tab-stops>
        <style:background-image/>
      </style:paragraph-properties>
      <style:text-properties fo:color="#1593cb" fo:font-size="10pt"/>
    </style:style>
    <style:style style:name="_5f_ECV_5f_ContactDetails" style:display-name="_ECV_ContactDetails" style:family="paragraph" style:parent-style-name="_5f_ECV_5f_NameField" style:class="extra" style:master-page-name="">
      <style:paragraph-properties fo:line-height="100%" style:page-number="auto" fo:background-color="transparent" style:shadow="none" text:number-lines="false" text:line-number="0" style:vertical-align="middle">
        <style:tab-stops/>
        <style:background-image/>
      </style:paragraph-properties>
      <style:text-properties fo:color="#3f3a38" fo:font-size="9pt" style:text-underline-style="none" style:letter-kerning="false"/>
    </style:style>
    <style:style style:name="_5f_ECV_5f_NarrowSpacing" style:display-name="_ECV_NarrowSpacing" style:family="paragraph" style:parent-style-name="_5f_ECV_5f_RightColumn" style:master-page-name="">
      <style:paragraph-properties style:page-number="auto" fo:background-color="transparent" style:shadow="none" text:number-lines="false" text:line-number="0">
        <style:background-image/>
      </style:paragraph-properties>
      <style:text-properties fo:color="#402c24" fo:font-size="4pt" style:font-size-asian="5pt" style:font-size-complex="5pt"/>
    </style:style>
    <style:style style:name="_5f_ECV_5f_SectionSpacing" style:display-name="_ECV_SectionSpacing" style:family="paragraph" style:parent-style-name="_5f_ECV_5f_RightColumn" style:class="extra" style:master-page-name="">
      <style:paragraph-properties style:page-number="auto" fo:background-color="transparent" style:shadow="none">
        <style:tab-stops/>
        <style:background-image/>
      </style:paragraph-properties>
      <style:text-properties fo:color="#404040"/>
    </style:style>
    <style:style style:name="Table" style:family="paragraph" style:parent-style-name="Caption" style:class="extra"/>
    <style:style style:name="_5f_ECV_5f_SubSectionHeading" style:display-name="_ECV_SubSectionHeading" style:family="paragraph" style:parent-style-name="_5f_ECV_5f_RightColumn" style:master-page-name="">
      <style:paragraph-properties fo:margin="100%" fo:margin-left="0cm" fo:margin-right="0cm" fo:margin-top="0cm" fo:margin-bottom="0cm" fo:line-height="100%" fo:text-indent="0cm" style:auto-text-indent="false" style:page-number="auto" fo:background-color="transparent" style:shadow="none">
        <style:tab-stops/>
        <style:background-image/>
      </style:paragraph-properties>
      <style:text-properties fo:color="#0e4194" style:font-name="Arial1" fo:font-size="11pt" fo:letter-spacing="-0.011cm"/>
    </style:style>
    <style:style style:name="_5f_ECV_5f_OrganisationDetails" style:display-name="_ECV_OrganisationDetails" style:family="paragraph" style:parent-style-name="_5f_ECV_5f_RightColumn" style:list-style-name="" style:master-page-name="">
      <style:paragraph-properties fo:margin-top="0.101cm" fo:margin-bottom="0.15cm" fo:line-height="100%" fo:text-align="start" style:justify-single-word="false" style:page-number="auto" fo:background-color="transparent" style:shadow="none" style:text-autospace="none">
        <style:tab-stops/>
        <style:background-image/>
      </style:paragraph-properties>
      <style:text-properties fo:color="#3f3a38" style:font-name="Arial1" fo:font-size="9pt" fo:letter-spacing="-0.011cm" style:font-name-asian="ArialMT" style:font-size-asian="9pt" style:font-name-complex="ArialMT" style:font-size-complex="9pt"/>
    </style:style>
    <style:style style:name="_5f_ECV_5f_SectionDetails" style:display-name="_ECV_SectionDetails" style:family="paragraph" style:parent-style-name="Standard" style:default-outline-level="" style:list-style-name="" style:master-page-name="">
      <style:paragraph-properties fo:margin-top="0.049cm" fo:margin-bottom="0cm" fo:line-height="100%" style:page-number="auto" fo:background-color="transparent" style:shadow="none" text:number-lines="false" text:line-number="0" style:text-autospace="none">
        <style:tab-stops/>
        <style:background-image/>
      </style:paragraph-properties>
      <style:text-properties fo:color="#3f3a38" style:font-name="Arial1" fo:font-size="9pt" fo:letter-spacing="-0.011cm"/>
    </style:style>
    <style:style style:name="_5f_ECV_5f_SectionBullet" style:display-name="_ECV_SectionBullet" style:family="paragraph" style:parent-style-name="_5f_ECV_5f_SectionDetails" style:default-outline-level="1" style:master-page-name="">
      <style:paragraph-properties fo:margin-top="0cm" fo:margin-bottom="0cm" fo:line-height="100%" style:page-number="auto" fo:background-color="transparent" style:shadow="none">
        <style:tab-stops/>
        <style:drop-cap/>
        <style:background-image/>
      </style:paragraph-properties>
      <style:text-properties fo:color="#3f3a38"/>
    </style:style>
    <style:style style:name="CV_20_Major" style:display-name="CV Major" style:family="paragraph" style:parent-style-name="Standard" style:class="extra">
      <style:paragraph-properties fo:margin="100%" fo:margin-left="0.199cm" fo:margin-right="0.199cm" fo:margin-top="0cm" fo:margin-bottom="0cm" fo:text-indent="0cm" style:auto-text-indent="false"/>
      <style:text-properties fo:font-size="12pt" fo:font-weight="bold"/>
    </style:style>
    <style:style style:name="_5f_ECV_5f_Date" style:display-name="_ECV_Date" style:family="paragraph" style:parent-style-name="_5f_ECV_5f_LeftHeading" style:master-page-name="">
      <style:paragraph-properties fo:margin="100%" fo:margin-left="0cm" fo:margin-right="0.499cm" fo:margin-top="0.049cm" fo:margin-bottom="0cm" fo:line-height="100%" fo:text-indent="0cm" style:auto-text-indent="false" style:page-number="auto" fo:background-color="transparent" style:shadow="none" style:vertical-align="top">
        <style:background-image/>
      </style:paragraph-properties>
      <style:text-properties fo:font-variant="normal" fo:text-transform="none" fo:color="#0e4194"/>
    </style:style>
    <style:style style:name="CV_20_Heading_20_3" style:display-name="CV Heading 3" style:family="paragraph" style:parent-style-name="Standard" style:next-style-name="Standard">
      <style:paragraph-properties fo:margin="100%" fo:margin-left="0.199cm" fo:margin-right="0.199cm" fo:margin-top="0cm" fo:margin-bottom="0cm" fo:text-align="end" style:justify-single-word="false" fo:text-indent="0cm" style:auto-text-indent="false" style:vertical-align="middle">
        <style:tab-stops/>
      </style:paragraph-properties>
    </style:style>
    <style:style style:name="_5f_ECV_5f_HeadingLine" style:display-name="_ECV_HeadingLine" style:family="paragraph" style:parent-style-name="_5f_ECV_5f_SubSectionHeading">
      <style:paragraph-properties fo:margin="100%" fo:margin-left="0cm" fo:margin-right="0cm" fo:margin-top="0cm" fo:margin-bottom="0cm" fo:text-indent="0cm" style:auto-text-indent="false" fo:background-color="transparent" fo:padding="0cm" fo:border="none" style:shadow="none" style:join-border="false">
        <style:background-image/>
      </style:paragraph-properties>
      <style:text-properties fo:color="#17ace6"/>
    </style:style>
    <style:style style:name="Header" style:family="paragraph" style:parent-style-name="Standard" style:class="extra">
      <style:paragraph-properties fo:background-color="transparent" text:number-lines="false" text:line-number="0">
        <style:tab-stops>
          <style:tab-stop style:position="9.001cm" style:type="center"/>
          <style:tab-stop style:position="18.002cm" style:type="right"/>
        </style:tab-stops>
        <style:background-image/>
      </style:paragraph-properties>
    </style:style>
    <style:style style:name="_5f_ECV_5f_Attachment" style:display-name="_ECV_Attachment" style:family="paragraph" style:parent-style-name="_5f_ECV_5f_SectionDetails" style:master-page-name="">
      <style:paragraph-properties fo:text-align="end" style:justify-single-word="false" style:page-number="auto" style:shadow="none"/>
      <style:text-properties style:text-underline-style="solid" style:text-underline-width="auto" style:text-underline-color="font-color"/>
    </style:style>
    <style:style style:name="_5f_ECV_5f_HeaderFirstPage" style:display-name="_ECV_HeaderFirstPage" style:family="paragraph" style:parent-style-name="Header" style:master-page-name="">
      <style:paragraph-properties fo:line-height="100%" style:page-number="auto" fo:background-color="transparent" style:shadow="none">
        <style:tab-stops>
          <style:tab-stop style:position="5.001cm" style:type="center"/>
          <style:tab-stop style:position="9.001cm" style:type="center"/>
          <style:tab-stop style:position="18.002cm" style:type="right"/>
        </style:tab-stops>
        <style:background-image/>
      </style:paragraph-properties>
      <style:text-properties fo:color="#17ace6" style:font-name="Arial1" fo:font-size="10pt"/>
    </style:style>
    <style:style style:name="_5f_ECV_5f_HeaderOtherPage" style:display-name="_ECV_HeaderOtherPage" style:family="paragraph" style:parent-style-name="_5f_ECV_5f_HeaderFirstPage"/>
    <style:style style:name="_5f_ECV_5f_LeftDetails" style:display-name="_ECV_LeftDetails" style:family="paragraph" style:parent-style-name="_5f_ECV_5f_LeftHeading" style:class="extra">
      <style:paragraph-properties fo:margin-top="0.041cm" fo:margin-bottom="0cm" style:shadow="none"/>
      <style:text-properties fo:font-variant="normal" fo:text-transform="none" fo:color="#0e4194"/>
    </style:style>
    <style:style style:name="Footer" style:family="paragraph" style:parent-style-name="Standard" style:class="extra">
      <style:paragraph-properties fo:background-color="transparent" style:shadow="none" text:number-lines="false" text:line-number="0">
        <style:tab-stops>
          <style:tab-stop style:position="5.001cm" style:type="right"/>
          <style:tab-stop style:position="18cm"/>
        </style:tab-stops>
        <style:background-image/>
      </style:paragraph-properties>
      <style:text-properties fo:color="#1593cb" style:font-name="Arial1" fo:letter-spacing="-0.011cm"/>
    </style:style>
    <style:style style:name="_5f_ECV_5f_LanguageHeading" style:display-name="_ECV_LanguageHeading" style:family="paragraph" style:parent-style-name="_5f_ECV_5f_RightColumn" style:class="extra" style:master-page-name="">
      <style:paragraph-properties fo:margin-top="0cm" fo:margin-bottom="0cm" fo:text-align="center" style:justify-single-word="false" style:page-number="auto">
        <style:tab-stops/>
      </style:paragraph-properties>
      <style:text-properties fo:text-transform="uppercase" fo:color="#0e4194" style:font-name="Arial1" fo:font-size="7pt" fo:letter-spacing="-0.011cm"/>
    </style:style>
    <style:style style:name="_5f_ECV_5f_LanguageSubHeading" style:display-name="_ECV_LanguageSubHeading" style:family="paragraph" style:parent-style-name="_5f_ECV_5f_LanguageHeading" style:class="extra" style:master-page-name="">
      <style:paragraph-properties fo:line-height="100%" style:page-number="auto" fo:background-color="transparent" style:shadow="none">
        <style:background-image/>
      </style:paragraph-properties>
      <style:text-properties fo:font-variant="normal" fo:text-transform="none" fo:font-size="8pt"/>
    </style:style>
    <style:style style:name="_5f_ECV_5f_LanguageLevel" style:display-name="_ECV_LanguageLevel" style:family="paragraph" style:parent-style-name="_5f_ECV_5f_SectionDetails" style:class="extra" style:master-page-name="">
      <style:paragraph-properties fo:line-height="100%" fo:text-align="center" style:justify-single-word="false" style:page-number="auto" style:vertical-align="middle"/>
      <style:text-properties fo:text-transform="uppercase"/>
    </style:style>
    <style:style style:name="_5f_ECV_5f_LanguageCertificate" style:display-name="_ECV_LanguageCertificate" style:family="paragraph" style:parent-style-name="_5f_ECV_5f_RightColumn" style:class="extra" style:master-page-name="">
      <style:paragraph-properties fo:margin="100%" fo:margin-left="0cm" fo:margin-right="0.499cm" fo:margin-top="0cm" fo:margin-bottom="0cm" fo:line-height="100%" fo:text-align="center" style:justify-single-word="false" fo:text-indent="0cm" style:auto-text-indent="false" style:page-number="auto" fo:background-color="transparent">
        <style:background-image/>
      </style:paragraph-properties>
      <style:text-properties fo:color="#3f3a38" style:font-name="Arial1" fo:font-size="8pt" fo:letter-spacing="-0.011cm"/>
    </style:style>
    <style:style style:name="_5f_ECV_5f_LanguageExplanation" style:display-name="_ECV_LanguageExplanation" style:family="paragraph" style:parent-style-name="Standard" style:list-style-name="" style:class="extra">
      <style:paragraph-properties fo:line-height="100%" fo:background-color="transparent" style:shadow="none" style:text-autospace="none">
        <style:background-image/>
      </style:paragraph-properties>
      <style:text-properties fo:color="#0e4194" style:font-name="Arial1" fo:font-size="7.5pt" fo:letter-spacing="-0.011cm"/>
    </style:style>
    <style:style style:name="_5f_ECV_5f_Links" style:display-name="_ECV_Links" style:family="paragraph" style:parent-style-name="_5f_ECV_5f_ContactDetails" style:master-page-name="">
      <style:paragraph-properties style:page-number="auto"/>
      <style:text-properties style:text-underline-style="solid" style:text-underline-width="auto" style:text-underline-color="#404040"/>
    </style:style>
    <style:style style:name="_5f_ECV_5f_Text" style:display-name="_ECV_Text" style:family="paragraph" style:parent-style-name="Text_20_body">
      <style:paragraph-properties fo:margin-top="0cm" fo:margin-bottom="0cm" fo:line-height="100%"/>
      <style:text-properties fo:font-size="8pt"/>
    </style:style>
    <style:style style:name="_5f_ECV_5f_BusinessSector" style:display-name="_ECV_BusinessSector" style:family="paragraph" style:parent-style-name="_5f_ECV_5f_OrganisationDetails">
      <style:paragraph-properties fo:margin-top="0.199cm" fo:margin-bottom="0cm" fo:line-height="100%"/>
    </style:style>
    <style:style style:name="_5f_ECV_5f_LanguageName" style:display-name="_ECV_LanguageName" style:family="paragraph" style:parent-style-name="_5f_ECV_5f_LanguageCertificate">
      <style:paragraph-properties fo:text-align="end" style:justify-single-word="false" fo:background-color="transparent" style:shadow="none">
        <style:tab-stops/>
        <style:background-image/>
      </style:paragraph-properties>
      <style:text-properties fo:font-size="9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_5f_ECV_5f_PersonalInfoHeading" style:display-name="_ECV_PersonalInfoHeading" style:family="paragraph" style:parent-style-name="_5f_ECV_5f_LeftHeading" style:class="extra">
      <style:paragraph-properties fo:margin-top="0.101cm" fo:margin-bottom="0cm"/>
    </style:style>
    <style:style style:name="_5f_ECV_5f_OccupationalFieldHeading" style:display-name="_ECV_OccupationalFieldHeading" style:family="paragraph" style:parent-style-name="_5f_ECV_5f_LeftHeading" style:class="extra">
      <style:paragraph-properties fo:margin-top="0.101cm" fo:margin-bottom="0cm"/>
      <style:text-properties fo:color="#0e4194"/>
    </style:style>
    <style:style style:name="_5f_ECV_5f_GenderRow" style:display-name="_ECV_GenderRow" style:family="paragraph" style:parent-style-name="Standard" style:class="extra">
      <style:paragraph-properties fo:margin-top="0.15cm" fo:margin-bottom="0cm"/>
      <style:text-properties fo:color="#1593cb" fo:letter-spacing="-0.011cm"/>
    </style:style>
    <style:style style:name="_5f_ECV_5f_CurriculumVitae_5f_NextPages" style:display-name="_ECV_CurriculumVitae_NextPages" style:family="paragraph" style:parent-style-name="_5f_ECV_5f_1stPage" style:class="extra">
      <style:paragraph-properties fo:margin-top="0.27cm" fo:margin-bottom="0cm" fo:text-align="end" style:justify-single-word="false" style:vertical-align="auto">
        <style:tab-stops>
          <style:tab-stop style:position="4.951cm"/>
          <style:tab-stop style:position="18.256cm" style:type="right"/>
        </style:tab-stops>
      </style:paragraph-properties>
    </style:style>
    <style:style style:name="_5f_ECV_5f_BusinessSctionRow" style:display-name="_ECV_BusinessSctionRow" style:family="paragraph" style:parent-style-name="Standard"/>
    <style:style style:name="_5f_ECV_5f_BusinessSectorRow" style:display-name="_ECV_BusinessSectorRow" style:family="paragraph" style:parent-style-name="Standard">
      <style:text-properties fo:color="#3f3a38"/>
    </style:style>
    <style:style style:name="_5f_ECV_5f_BlueBox" style:display-name="_ECV_BlueBox" style:family="paragraph" style:parent-style-name="_5f_ECV_5f_NarrowSpacing" style:master-page-name="">
      <style:paragraph-properties fo:margin="100%" fo:margin-left="0cm" fo:margin-right="0cm" fo:margin-top="0cm" fo:margin-bottom="0cm" fo:text-align="end" style:justify-single-word="false" fo:text-indent="0cm" style:auto-text-indent="false" style:page-number="auto" fo:background-color="transparent" style:shadow="none" style:vertical-align="bottom">
        <style:tab-stops/>
        <style:background-image/>
      </style:paragraph-properties>
      <style:text-properties fo:letter-spacing="normal"/>
    </style:style>
    <style:style style:name="_5f_ESP_5f_1stPage" style:display-name="_ESP_1stPage" style:family="paragraph" style:parent-style-name="_5f_ECV_5f_CurriculumVitae_5f_NextPages"/>
    <style:style style:name="_5f_ESP_5f_Text" style:display-name="_ESP_Text" style:family="paragraph" style:parent-style-name="_5f_ECV_5f_Text"/>
    <style:style style:name="_5f_ESP_5f_Heading" style:display-name="_ESP_Heading" style:family="paragraph" style:parent-style-name="_5f_ESP_5f_Text">
      <style:text-properties fo:font-size="16pt" fo:font-weight="bold" style:font-size-asian="16pt" style:font-weight-asian="bold" style:font-size-complex="16pt" style:font-weight-complex="bold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151cm" style:type="center"/>
          <style:tab-stop style:position="18.302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151cm" style:type="center"/>
          <style:tab-stop style:position="18.302cm" style:type="right"/>
        </style:tab-stops>
      </style:paragraph-properties>
    </style:style>
    <style:style style:name="_5f_ECV_5f_RelatedDocumentRow" style:display-name="_ECV_RelatedDocumentRow" style:family="paragraph" style:parent-style-name="_5f_ECV_5f_BusinessSectorRow"/>
    <style:style style:name="_5f_ECV_5f_HeadingContactDetails" style:display-name="_ECV_HeadingContactDetails" style:family="text">
      <style:text-properties fo:color="#1593cb" style:font-name="Arial" fo:font-size="9pt" fo:background-color="transparent" style:font-size-asian="9pt" style:font-size-complex="9pt"/>
    </style:style>
    <style:style style:name="_5f_ECV_5f_ContactDetails" style:display-name="_ECV_ContactDetails" style:family="text" style:parent-style-name="_5f_ECV_5f_HeadingContactDetails">
      <style:text-properties fo:color="#3f3a38" style:font-name="Arial" fo:font-size="9pt" fo:background-color="transparent" style:font-size-asian="9pt" style:font-size-complex="9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5f_ECV_5f_InternetLink" style:display-name="_ECV_InternetLink" style:family="text" style:parent-style-name="Internet_20_link">
      <style:text-properties fo:color="#3f3a38" style:font-name="Arial1" fo:font-size="9pt" fo:language="en" fo:country="GB" style:text-underline-style="solid" style:text-underline-width="auto" style:text-underline-color="#404040" fo:background-color="transparent"/>
    </style:style>
    <style:style style:name="_5f_ECV_5f_HeadingBusinessSector" style:display-name="_ECV_HeadingBusinessSector" style:family="text" style:parent-style-name="_5f_ECV_5f_HeadingContactDetails">
      <style:text-properties fo:color="#1593cb" style:font-name="Arial" fo:font-size="9pt" fo:letter-spacing="-0.011cm" fo:background-color="transparent" style:font-size-asian="9pt" style:font-size-complex="9pt"/>
    </style:style>
    <style:style style:name="_5f_ECV_5f_Text_5f_Bold" style:display-name="_ECV_Text_Bold" style:family="text" style:parent-style-name="_5f_ECV_5f_SectionDetails">
      <style:text-properties style:font-name="Arial" fo:font-size="9pt" fo:font-weight="bold"/>
    </style:style>
    <style:style style:name="_5f_ECV_5f_Text_5f_Underline" style:display-name="_ECV_Text_Underline" style:family="text" style:parent-style-name="_5f_ECV_5f_SectionDetails">
      <style:text-properties style:font-name="Arial" fo:font-size="9pt" style:text-underline-style="solid" style:text-underline-width="auto" style:text-underline-color="font-color"/>
    </style:style>
    <style:style style:name="_5f_ECV_5f_Text_5f_Italics" style:display-name="_ECV_Text_Italics" style:family="text" style:parent-style-name="_5f_ECV_5f_SectionDetails">
      <style:text-properties style:font-name="Arial" fo:font-size="9pt" fo:font-style="italic"/>
    </style:style>
    <style:style style:name="_5f_ECV_5f_Text_5f_Bold_5f_And_5f_Underline" style:display-name="_ECV_Text_Bold_And_Underline" style:family="text" style:parent-style-name="_5f_ECV_5f_SectionDetails">
      <style:text-properties style:font-name="Arial" fo:font-size="9pt" fo:font-weight="bold" style:text-underline-style="solid" style:text-underline-width="auto" style:text-underline-color="font-color"/>
    </style:style>
    <style:style style:name="_5f_ECV_5f_Text_5f_Bold_5f_And_5f_Italics" style:display-name="_ECV_Text_Bold_And_Italics" style:family="text" style:parent-style-name="_5f_ECV_5f_SectionDetails">
      <style:text-properties style:font-name="Arial" fo:font-size="9pt" fo:font-weight="bold" fo:font-style="italic"/>
    </style:style>
    <style:style style:name="_5f_ECV_5f_Text_5f_Bold_5f_And_5f_Underline_5f_And_5f_Italics" style:display-name="_ECV_Text_Bold_And_Underline_And_Italics" style:family="text" style:parent-style-name="_5f_ECV_5f_SectionDetails">
      <style:text-properties style:font-name="Arial" fo:font-size="9pt" fo:font-weight="bold" fo:font-style="italic" style:text-underline-style="solid" style:text-underline-width="auto" style:text-underline-color="font-color"/>
    </style:style>
    <style:style style:name="_5f_ECV_5f_Text_5f_Underline_5f_And_5f_Italics" style:display-name="_ECV_Text_Underline_And_Italics" style:family="text" style:parent-style-name="_5f_ECV_5f_SectionDetails">
      <style:text-properties style:font-name="Arial" fo:font-size="9pt" fo:font-style="italic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svg:width="13.289cm" fo:min-height="0.25cm" text:anchor-type="paragraph" svg:x="0cm" svg:y="0cm" style:wrap="parallel" style:number-wrapped-paragraphs="no-limit" style:wrap-contour="false" style:vertical-pos="top" style:vertical-rel="paragraph" style:horizontal-pos="center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BlueBox" style:family="graphic" style:parent-style-name="Graphics">
      <style:graphic-properties svg:width="0.259cm" svg:height="0.25cm" text:anchor-type="as-char" svg:x="6.532cm" svg:y="0.499cm" style:vertical-pos="bottom" style:vertical-rel="baseline" style:horizontal-pos="center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BlueBoxLine" style:family="graphic" style:parent-style-name="Graphics">
      <style:graphic-properties svg:width="13.3cm" svg:height="0.25cm" text:anchor-type="as-char" svg:x="0.005cm" svg:y="-0.25cm" style:vertical-pos="bottom" style:vertical-rel="baseline" style:horizontal-pos="from-left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ContactIcon" style:family="graphic" style:parent-style-name="Graphics">
      <style:graphic-properties svg:width="0.259cm" fo:min-height="0.325cm" text:anchor-type="char" svg:x="0cm" svg:y="0.019cm" fo:margin-left="0cm" fo:margin-right="0.199cm" style:wrap="parallel" style:number-wrapped-paragraphs="no-limit" style:wrap-contour="false" style:vertical-pos="middle" style:vertical-rel="paragraph-content" style:horizontal-pos="left" style:horizontal-rel="paragraph-content" fo:background-color="transparent" style:background-transparency="100%" style:shadow="none">
        <style:background-image/>
        <style:columns fo:column-count="1" fo:column-gap="0cm"/>
      </style:graphic-properties>
    </style:style>
    <style:style style:name="_2d_CV_20_Icons" style:display-name="-CV Icons" style:family="graphic" style:parent-style-name="Graphics">
      <style:graphic-properties svg:width="0.228cm" svg:height="0.34cm" text:anchor-type="paragraph" svg:x="0cm" svg:y="0cm" style:wrap="none" style:vertical-pos="from-top" style:vertical-rel="paragraph" style:horizontal-pos="from-left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style:style style:name="europass_5f_numbered_5f_list" style:family="paragraph" style:parent-style-name="_5f_ECV_5f_SectionDetails" style:class="list">
</style:style>
    <style:style style:name="europass_5f_bulleted_5f_list" style:family="paragraph" style:parent-style-name="_5f_ECV_5f_SectionDetails" style:class="list">
</style:style>
    <!--  Numbered List -->
    <text:list-style style:name="europass_5f_numbered_5f_list" style:display-name="europass_numbered_list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81cm" fo:text-indent="-0.381cm" fo:margin-left="0.38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62cm" fo:text-indent="-0.381cm" fo:margin-left="0.76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43cm" fo:text-indent="-0.381cm" fo:margin-left="1.14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4cm" fo:text-indent="-0.381cm" fo:margin-left="1.52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381cm" fo:margin-left="1.90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6cm" fo:text-indent="-0.381cm" fo:margin-left="2.28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67cm" fo:text-indent="-0.381cm" fo:margin-left="2.66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48cm" fo:text-indent="-0.381cm" fo:margin-left="3.04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9cm" fo:text-indent="-0.381cm" fo:margin-left="3.4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381cm" fo:margin-left="3.81cm"/>
        </style:list-level-properties>
      </text:list-level-style-number>
    </text:list-style>
    <!--  Bulleted List  -->
    <text:list-style style:name="europass_5f_bulleted_5f_list" style:display-name="europass_5f_bulleted_5f_list">
      <text:list-level-style-bullet text:level="1" text:style-name="Bullet_20_Symbols" text:bullet-char="▪">
        <style:list-level-properties text:list-level-position-and-space-mode="label-alignment">
          <style:list-level-label-alignment text:label-followed-by="listtab" text:list-tab-stop-position="0.381cm" fo:text-indent="-0.381cm" fo:margin-left="0.381cm"/>
        </style:list-level-properties>
        <style:text-properties fo:font-family="Segoe UI"/>
      </text:list-level-style-bullet>
      <text:list-level-style-bullet text:level="2" text:style-name="Bullet_20_Symbols" text:bullet-char="▫">
        <style:list-level-properties text:list-level-position-and-space-mode="label-alignment">
          <style:list-level-label-alignment text:label-followed-by="listtab" text:list-tab-stop-position="0.762cm" fo:text-indent="-0.381cm" fo:margin-left="0.762cm"/>
        </style:list-level-properties>
        <style:text-properties fo:font-family="Segoe UI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43cm" fo:text-indent="-0.381cm" fo:margin-left="1.143cm"/>
        </style:list-level-properties>
        <style:text-properties fo:font-family="Segoe UI"/>
      </text:list-level-style-bullet>
      <text:list-level-style-bullet text:level="4" text:style-name="Bullet_20_Symbols" text:bullet-char="▫">
        <style:list-level-properties text:list-level-position-and-space-mode="label-alignment">
          <style:list-level-label-alignment text:label-followed-by="listtab" text:list-tab-stop-position="1.524cm" fo:text-indent="-0.381cm" fo:margin-left="1.524cm"/>
        </style:list-level-properties>
        <style:text-properties fo:font-family="Segoe UI"/>
      </text:list-level-style-bullet>
      <text:list-level-style-bullet text:level="5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381cm" fo:margin-left="1.905cm"/>
        </style:list-level-properties>
        <style:text-properties fo:font-family="Segoe UI"/>
      </text:list-level-style-bullet>
      <text:list-level-style-bullet text:level="6" text:style-name="Bullet_20_Symbols" text:bullet-char="▫">
        <style:list-level-properties text:list-level-position-and-space-mode="label-alignment">
          <style:list-level-label-alignment text:label-followed-by="listtab" text:list-tab-stop-position="2.286cm" fo:text-indent="-0.381cm" fo:margin-left="2.286cm"/>
        </style:list-level-properties>
        <style:text-properties fo:font-family="Segoe UI"/>
      </text:list-level-style-bullet>
      <text:list-level-style-bullet text:level="7" text:style-name="Bullet_20_Symbols" text:bullet-char="▪">
        <style:list-level-properties text:list-level-position-and-space-mode="label-alignment">
          <style:list-level-label-alignment text:label-followed-by="listtab" text:list-tab-stop-position="2.667cm" fo:text-indent="-0.381cm" fo:margin-left="2.667cm"/>
        </style:list-level-properties>
        <style:text-properties fo:font-family="Segoe UI"/>
      </text:list-level-style-bullet>
      <text:list-level-style-bullet text:level="8" text:style-name="Bullet_20_Symbols" text:bullet-char="▫">
        <style:list-level-properties text:list-level-position-and-space-mode="label-alignment">
          <style:list-level-label-alignment text:label-followed-by="listtab" text:list-tab-stop-position="3.048cm" fo:text-indent="-0.381cm" fo:margin-left="3.048cm"/>
        </style:list-level-properties>
        <style:text-properties fo:font-family="Segoe UI"/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29cm" fo:text-indent="-0.381cm" fo:margin-left="3.429cm"/>
        </style:list-level-properties>
        <style:text-properties fo:font-family="Segoe UI"/>
      </text:list-level-style-bullet>
      <text:list-level-style-bullet text:level="10" text:style-name="Bullet_20_Symbols" text:bullet-char="▫">
        <style:list-level-properties text:list-level-position-and-space-mode="label-alignment">
          <style:list-level-label-alignment text:label-followed-by="listtab" text:list-tab-stop-position="3.81cm" fo:text-indent="-0.381cm" fo:margin-left="3.81cm"/>
        </style:list-level-properties>
        <style:text-properties fo:font-family="Segoe UI"/>
      </text:list-level-style-bullet>
    </text:list-style>
    <style:style style:name="europass_5f_paragraph_5f_indented" style:display-name="europass_paragraph_indented" style:family="paragraph" style:parent-style-name="_5f_ECV_5f_SectionDetails" style:class="text">
      <style:paragraph-properties fo:margin="100%" fo:margin-left="1cm" fo:margin-right="0cm" fo:text-indent="0cm" style:auto-text-indent="false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_5f_ECV_5f_1stPage">
      <style:paragraph-properties fo:margin-top="0.58cm" fo:margin-bottom="0cm"/>
    </style:style>
    <style:style style:name="MP2" style:family="paragraph" style:parent-style-name="Footer">
      <style:paragraph-properties fo:text-align="start" style:justify-single-word="false" style:text-autospace="none">
        <style:tab-stops>
          <style:tab-stop style:position="5.001cm"/>
          <style:tab-stop style:position="18.3cm" style:type="right"/>
        </style:tab-stops>
      </style:paragraph-properties>
      <style:text-properties fo:color="#26b4ea" style:font-name="ArialMT" fo:font-size="7pt" style:font-name-asian="ArialMT" style:font-size-asian="7pt" style:font-name-complex="ArialMT" style:font-size-complex="7pt"/>
    </style:style>
    <style:style style:name="MP3" style:family="paragraph" style:parent-style-name="_5f_ESP_5f_1stPage">
      <style:paragraph-properties fo:margin-top="0.27cm" fo:margin-bottom="0.4cm"/>
    </style:style>
    <style:style style:name="MT1" style:family="text">
      <style:text-properties fo:color="#1593cb"/>
    </style:style>
    <style:style style:name="MT2" style:family="text">
      <style:text-properties style:font-name="Arial" fo:font-size="10pt" style:font-size-asian="10pt" style:font-size-complex="10pt"/>
    </style:style>
    <style:style style:name="MT3" style:family="text">
      <style:text-properties fo:font-variant="normal" fo:text-transform="none" style:font-name="Arial" fo:font-size="10pt" style:font-size-asian="10pt" style:font-size-complex="10pt"/>
    </style:style>
    <style:style style:name="MT4" style:family="text">
      <style:text-properties fo:color="#0e4194" style:font-name="Arial" fo:font-size="8pt" style:font-size-asian="8pt" style:font-size-complex="8pt"/>
    </style:style>
    <style:style style:name="MT5" style:family="text">
      <style:text-properties fo:color="#1593cb" style:font-name="Arial" fo:font-size="7pt" style:font-size-asian="7pt" style:font-size-complex="7pt"/>
    </style:style>
    <style:style style:name="MT6" style:family="text">
      <style:text-properties fo:color="#1593cb" style:font-name="Arial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199cm" fo:margin-bottom="1.101cm" fo:margin-left="1.499cm" fo:margin-right="1.1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2cm" fo:margin-left="0cm" fo:margin-right="0cm" fo:margin-bottom="0.9cm" style:shadow="none" fo:background-color="transparent" style:dynamic-spacing="false">
          <style:background-image/>
        </style:header-footer-properties>
      </style:header-style>
      <style:footer-style>
        <style:header-footer-properties svg:height="1.499cm" fo:margin-left="0cm" fo:margin-right="0cm" fo:margin-top="1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.499cm" fo:margin-bottom="1.101cm" fo:margin-left="1.499cm" fo:margin-right="1.1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401cm" fo:margin-left="0cm" fo:margin-right="0cm" fo:margin-bottom="0.6cm" fo:background-color="transparent" style:dynamic-spacing="false">
          <style:background-image/>
        </style:header-footer-properties>
      </style:header-style>
      <style:footer-style>
        <style:header-footer-properties svg:height="1.499cm" fo:margin-left="0cm" fo:margin-right="0cm" fo:margin-top="1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.199cm" fo:margin-bottom="1.101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2cm" fo:margin-left="0cm" fo:margin-right="0cm" fo:margin-bottom="0.9cm" fo:background-color="transparent" style:dynamic-spacing="false">
          <style:background-image/>
        </style:header-footer-properties>
      </style:header-style>
      <style:footer-style>
        <style:header-footer-properties svg:height="1.6cm" fo:margin-left="0cm" fo:margin-right="0cm" fo:margin-top="1.101cm" style:dynamic-spacing="false"/>
      </style:footer-style>
    </style:page-layout>
  </office:automatic-styles>
  <office:master-styles>
    <!-- CV 1st page -->
    <style:master-page style:name="Standard" style:page-layout-name="Mpm1" style:next-style-name="SmallerHeader">
      <style:header>
        <text:p text:style-name="MP1">
		<draw:frame draw:style-name="Mfr1" draw:name="graphics1" text:anchor-type="paragraph" svg:width="4.491cm" svg:height="1.289cm" draw:z-index="19">
<draw:image xlink:href="Pictures/100002010000021300000095AD132CD4.png" xlink:type="simple" xlink:show="embed" xlink:actuate="onLoad"/>
		</draw:frame>
		<text:tab/>Curriculum Vitae</text:p>
      </style:header>
      <style:header-left>
        <text:p text:style-name="Header"/>
      </style:header-left>
      <style:footer>
        <text:p text:style-name="MP2">
		<text:tab/>
		<text:span text:style-name="MT1">© European Union, 2002-2013  | http://europass.cedefop.europa.eu <text:tab/>Page</text:span>
		<text:span text:style-name="MT1">
		<text:page-number text:select-page="current">1</text:page-number>
		</text:span>
		<text:span text:style-name="MT1"> / </text:span>
		<text:span text:style-name="MT1">
		<text:page-count>4</text:page-count>
		</text:span>
		</text:p>
      </style:footer>
    </style:master-page>
    <!--  CV next pages -->
    <style:master-page style:name="SmallerHeader" style:page-layout-name="Mpm2">
      <style:header>
        <text:p text:style-name="_5f_ECV_5f_CurriculumVitae_5f_NextPages">
	<draw:frame draw:style-name="Mfr1" draw:name="graphics9" text:anchor-type="paragraph" svg:width="2.76cm" svg:height="0.801cm" draw:z-index="7">
	<draw:image xlink:href="Pictures/100002010000017A0000006AEAC75F19.png" xlink:type="simple" xlink:show="embed" xlink:actuate="onLoad"/>
	</draw:frame>
	<text:tab/><text:span text:style-name="MT2">Curriculum Vitae<text:tab/></text:span><text:span text:style-name="MT3">Zekeriya Koç</text:span>
	</text:p>
      </style:header>
      <style:footer>
        <text:p text:style-name="MP2">
	<text:tab/>
	<text:span text:style-name="MT1">© European Union, 2002-2013  | http://europass.cedefop.europa.eu <text:tab/>Page</text:span>
	<text:span text:style-name="MT1">
	<text:page-number text:select-page="current">3</text:page-number>
	</text:span>
	<text:span text:style-name="MT1"> / </text:span>
	<text:span text:style-name="MT1">
	<text:page-count>4</text:page-count>
	</text:span>
	</text:p>
      </style:footer>
    </style:master-page>
    <style:master-page style:name="HTML" style:page-layout-name="Mpm3"/>
    <style:master-page style:name="First_20_Page" style:display-name="First Page" style:page-layout-name="Mpm4" style:next-style-name="Standard"/>
    <style:master-page style:name="_5f_ESP_5f_1stPage" style:display-name="_ESP_1stPage" style:page-layout-name="Mpm5">
      <style:header>
        <text:p text:style-name="MP3">
		<draw:frame draw:style-name="Mfr1" draw:name="graphics4" text:anchor-type="paragraph" svg:width="4.491cm" svg:height="1.3cm" draw:z-index="18">
		<draw:image xlink:href="Pictures/100002010000021300000095AD132CD4.png" xlink:type="simple" xlink:show="embed" xlink:actuate="onLoad"/>
		</draw:frame>
		<text:tab/>
		<text:span text:style-name="MT2">European Skills Passport<text:line-break/><text:s/></text:span><text:span text:style-name="MT4">Zekeriya Koç </text:span>
		</text:p>
      </style:header>
      <style:footer>
        <text:p text:style-name="Footer_20_left">
		<text:span text:style-name="MT5">© European Union, 2002-2013  | http://europass.cedefop.europa.eu<text:tab/>
		<text:tab/>Page</text:span>
		<text:span text:style-name="MT5">
		<text:page-number text:select-page="current">4</text:page-number>
		</text:span>
		<text:span text:style-name="MT5"> / </text:span>
		<text:span text:style-name="MT5">
		<text:page-count>4</text:page-count>
		</text:span>
		<text:span text:style-name="MT5">
		<text:tab/>
		<text:tab/>
		</text:span>
		<text:span text:style-name="MT6"> <text:s text:c="159"/>
		</text:span>
		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4T14:00:00.763Z</meta:creation-date>
    <dc:date>2013-08-16T06:59:04.937Z</dc:date>
    <meta:generator>Europass - LibreOffice/3.6</meta:generator>
    <dc:description>Zekeriya Koç Europass CV</dc:description>
    <meta:keyword>Europass, CV, Cedefop</meta:keyword>
    <dc:subject>Zekeriya Koç Europass CV</dc:subject>
    <dc:title>Europass-CV-20130816-Koç-EN.odt</dc:title>
    <dc:creator>Zekeriya Koç</dc:creator>
    <meta:document-statistic meta:table-count="0" meta:image-count="0" meta:object-count="0" meta:page-count="1" meta:paragraph-count="3" meta:word-count="9" meta:character-count="56" meta:non-whitespace-character-count="50"/>
    <meta:user-defined meta:name="Editor">Zekeriya Koç</meta:user-defined>
    <meta:user-defined meta:name="Owner">Zekeriya Koç</meta:user-defined>
  </office:meta>
</office:document-meta>
</file>